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paragraph-rsid="003b244f"/>
    </style:style>
    <style:style style:name="P13" style:family="paragraph" style:parent-style-name="Table_20_Contents">
      <style:text-properties officeooo:rsid="0070f817" officeooo:paragraph-rsid="0070f817"/>
    </style:style>
    <style:style style:name="P14" style:family="paragraph" style:parent-style-name="Table_20_Contents">
      <style:paragraph-properties fo:text-align="justify" style:justify-single-word="false"/>
      <style:text-properties officeooo:rsid="008310a8" officeooo:paragraph-rsid="008310a8"/>
    </style:style>
    <style:style style:name="P15" style:family="paragraph" style:parent-style-name="Table_20_Contents">
      <style:text-properties officeooo:rsid="0083e2e4" officeooo:paragraph-rsid="0083e2e4"/>
    </style:style>
    <style:style style:name="P16" style:family="paragraph" style:parent-style-name="Table_20_Contents">
      <style:paragraph-properties fo:text-align="center" style:justify-single-word="false"/>
      <style:text-properties officeooo:rsid="0083e2e4" officeooo:paragraph-rsid="0083e2e4"/>
    </style:style>
    <style:style style:name="P17" style:family="paragraph" style:parent-style-name="Text_20_body">
      <style:text-properties fo:font-style="normal" style:font-style-asian="normal" style:font-style-complex="normal"/>
    </style:style>
    <style:style style:name="P18" style:family="paragraph" style:parent-style-name="Text_20_body">
      <style:text-properties officeooo:rsid="00259ac4" officeooo:paragraph-rsid="00259ac4"/>
    </style:style>
    <style:style style:name="P19" style:family="paragraph" style:parent-style-name="Text_20_body">
      <style:text-properties officeooo:paragraph-rsid="002797df"/>
    </style:style>
    <style:style style:name="P20" style:family="paragraph" style:parent-style-name="Text_20_body">
      <style:text-properties officeooo:paragraph-rsid="002db773"/>
    </style:style>
    <style:style style:name="P21" style:family="paragraph" style:parent-style-name="Text_20_body">
      <style:text-properties officeooo:rsid="002db773" officeooo:paragraph-rsid="002db773"/>
    </style:style>
    <style:style style:name="P22" style:family="paragraph" style:parent-style-name="Text_20_body">
      <style:text-properties officeooo:rsid="0034fa7e" officeooo:paragraph-rsid="0034fa7e"/>
    </style:style>
    <style:style style:name="P23" style:family="paragraph" style:parent-style-name="Text_20_body">
      <style:text-properties officeooo:paragraph-rsid="0038929b"/>
    </style:style>
    <style:style style:name="P24" style:family="paragraph" style:parent-style-name="Text_20_body">
      <style:text-properties officeooo:paragraph-rsid="003e47c0"/>
    </style:style>
    <style:style style:name="P25" style:family="paragraph" style:parent-style-name="Text_20_body">
      <style:text-properties officeooo:rsid="0041c449" officeooo:paragraph-rsid="0041c449"/>
    </style:style>
    <style:style style:name="P26" style:family="paragraph" style:parent-style-name="Text_20_body">
      <style:text-properties officeooo:rsid="0016c718" officeooo:paragraph-rsid="0042e302"/>
    </style:style>
    <style:style style:name="P27" style:family="paragraph" style:parent-style-name="Text_20_body">
      <style:text-properties officeooo:rsid="003ffa84" officeooo:paragraph-rsid="003ffa84"/>
    </style:style>
    <style:style style:name="P28" style:family="paragraph" style:parent-style-name="Text_20_body">
      <style:text-properties officeooo:rsid="00923db5" officeooo:paragraph-rsid="00923db5"/>
    </style:style>
    <style:style style:name="P29" style:family="paragraph" style:parent-style-name="Text_20_body">
      <style:text-properties officeooo:rsid="00766659" officeooo:paragraph-rsid="00766659"/>
    </style:style>
    <style:style style:name="P30" style:family="paragraph" style:parent-style-name="Text_20_body">
      <style:text-properties officeooo:paragraph-rsid="00a9b12c"/>
    </style:style>
    <style:style style:name="P31" style:family="paragraph" style:parent-style-name="Reference">
      <style:paragraph-properties fo:break-before="page">
        <style:tab-stops/>
      </style:paragraph-properties>
    </style:style>
    <style:style style:name="P32" style:family="paragraph" style:parent-style-name="Contents_20_Heading">
      <style:paragraph-properties fo:break-before="page"/>
    </style:style>
    <style:style style:name="P33" style:family="paragraph" style:parent-style-name="Reference">
      <style:paragraph-properties>
        <style:tab-stops/>
      </style:paragraph-properties>
    </style:style>
    <style:style style:name="P34" style:family="paragraph" style:parent-style-name="Reference">
      <style:text-properties officeooo:rsid="0083e2e4" officeooo:paragraph-rsid="0083e2e4"/>
    </style:style>
    <style:style style:name="P35" style:family="paragraph" style:parent-style-name="Command">
      <style:text-properties fo:font-style="italic" style:font-style-asian="italic" style:font-style-complex="italic"/>
    </style:style>
    <style:style style:name="P36" style:family="paragraph" style:parent-style-name="Command">
      <style:text-properties style:font-style-asian="normal" style:font-style-complex="normal"/>
    </style:style>
    <style:style style:name="P37" style:family="paragraph" style:parent-style-name="Command">
      <style:text-properties officeooo:paragraph-rsid="0036e484"/>
    </style:style>
    <style:style style:name="P38" style:family="paragraph" style:parent-style-name="Command">
      <style:text-properties officeooo:paragraph-rsid="009b6395"/>
    </style:style>
    <style:style style:name="P39" style:family="paragraph" style:parent-style-name="Note">
      <style:text-properties fo:font-style="normal" style:font-style-asian="normal" style:font-style-complex="normal"/>
    </style:style>
    <style:style style:name="P40" style:family="paragraph" style:parent-style-name="Note">
      <style:text-properties officeooo:paragraph-rsid="002797df"/>
    </style:style>
    <style:style style:name="P41" style:family="paragraph" style:parent-style-name="Note">
      <style:text-properties officeooo:paragraph-rsid="009addbb"/>
    </style:style>
    <style:style style:name="P42" style:family="paragraph" style:parent-style-name="Option_20_title">
      <style:text-properties style:font-style-asian="normal" style:font-style-complex="normal"/>
    </style:style>
    <style:style style:name="P43" style:family="paragraph" style:parent-style-name="Option_20_title">
      <style:text-properties fo:font-style="normal" style:font-style-asian="normal" style:font-style-complex="normal"/>
    </style:style>
    <style:style style:name="P44" style:family="paragraph" style:parent-style-name="Option_20_title">
      <style:text-properties officeooo:paragraph-rsid="00283a1c"/>
    </style:style>
    <style:style style:name="P45" style:family="paragraph" style:parent-style-name="Option_20_title">
      <style:text-properties officeooo:rsid="0068dc3f"/>
    </style:style>
    <style:style style:name="P46" style:family="paragraph" style:parent-style-name="Option_20_title">
      <style:text-properties officeooo:paragraph-rsid="00ab13e5"/>
    </style:style>
    <style:style style:name="P47" style:family="paragraph" style:parent-style-name="Note">
      <style:paragraph-properties fo:margin-left="11.99mm" fo:margin-right="0mm" fo:text-indent="-11.99mm" style:auto-text-indent="false"/>
    </style:style>
    <style:style style:name="P48" style:family="paragraph" style:parent-style-name="Option">
      <style:paragraph-properties fo:margin-left="0mm" fo:margin-right="0mm" fo:text-indent="0mm" style:auto-text-indent="false"/>
    </style:style>
    <style:style style:name="P49" style:family="paragraph" style:parent-style-name="Standard">
      <style:text-properties officeooo:rsid="0013ea2a" officeooo:paragraph-rsid="0013ea2a"/>
    </style:style>
    <style:style style:name="P50" style:family="paragraph" style:parent-style-name="Footnote">
      <style:text-properties officeooo:rsid="0015d65b" officeooo:paragraph-rsid="0015d65b"/>
    </style:style>
    <style:style style:name="P51" style:family="paragraph" style:parent-style-name="Footnote">
      <style:text-properties officeooo:rsid="00259ac4" officeooo:paragraph-rsid="00259ac4"/>
    </style:style>
    <style:style style:name="P52" style:family="paragraph" style:parent-style-name="Footnote">
      <style:text-properties officeooo:rsid="002706f7" officeooo:paragraph-rsid="002706f7"/>
    </style:style>
    <style:style style:name="P53" style:family="paragraph" style:parent-style-name="Footnote">
      <style:text-properties officeooo:rsid="002797df" officeooo:paragraph-rsid="002797df"/>
    </style:style>
    <style:style style:name="P54" style:family="paragraph" style:parent-style-name="Footnote">
      <style:text-properties officeooo:rsid="00283a1c" officeooo:paragraph-rsid="00283a1c"/>
    </style:style>
    <style:style style:name="P55" style:family="paragraph" style:parent-style-name="Footnote">
      <style:text-properties officeooo:rsid="002ee9f8" officeooo:paragraph-rsid="002ee9f8"/>
    </style:style>
    <style:style style:name="P56" style:family="paragraph" style:parent-style-name="Footnote">
      <style:text-properties officeooo:rsid="003e47c0" officeooo:paragraph-rsid="003e47c0"/>
    </style:style>
    <style:style style:name="P57" style:family="paragraph" style:parent-style-name="Footnote">
      <style:text-properties officeooo:rsid="00813323" officeooo:paragraph-rsid="00813323"/>
    </style:style>
    <style:style style:name="P58" style:family="paragraph" style:parent-style-name="Footnote">
      <style:text-properties officeooo:rsid="0083e2e4" officeooo:paragraph-rsid="0083e2e4"/>
    </style:style>
    <style:style style:name="P59" style:family="paragraph" style:parent-style-name="Option">
      <style:text-properties officeooo:paragraph-rsid="002706f7"/>
    </style:style>
    <style:style style:name="P60" style:family="paragraph" style:parent-style-name="Option">
      <style:text-properties officeooo:rsid="002706f7" officeooo:paragraph-rsid="002706f7"/>
    </style:style>
    <style:style style:name="P61" style:family="paragraph" style:parent-style-name="Answer">
      <style:text-properties officeooo:paragraph-rsid="002797df"/>
    </style:style>
    <style:style style:name="P62" style:family="paragraph" style:parent-style-name="Answer">
      <style:text-properties officeooo:rsid="0037af8d" officeooo:paragraph-rsid="0037af8d"/>
    </style:style>
    <style:style style:name="P63" style:family="paragraph" style:parent-style-name="Answer">
      <style:text-properties officeooo:paragraph-rsid="008db1e9"/>
    </style:style>
    <style:style style:name="P64" style:family="paragraph" style:parent-style-name="Answer">
      <style:text-properties officeooo:rsid="008db1e9" officeooo:paragraph-rsid="008db1e9"/>
    </style:style>
    <style:style style:name="P65" style:family="paragraph" style:parent-style-name="Answer">
      <style:text-properties officeooo:paragraph-rsid="00a3938e"/>
    </style:style>
    <style:style style:name="P66" style:family="paragraph" style:parent-style-name="Option_20_Start">
      <style:text-properties officeooo:paragraph-rsid="002706f7"/>
    </style:style>
    <style:style style:name="P67" style:family="paragraph" style:parent-style-name="Option_20_Start">
      <style:text-properties officeooo:paragraph-rsid="002797df"/>
    </style:style>
    <style:style style:name="P68" style:family="paragraph" style:parent-style-name="Option_20_Start">
      <style:text-properties officeooo:paragraph-rsid="00283a1c"/>
    </style:style>
    <style:style style:name="P69" style:family="paragraph" style:parent-style-name="Option_20_Start">
      <style:text-properties officeooo:rsid="00283a1c" officeooo:paragraph-rsid="00283a1c"/>
    </style:style>
    <style:style style:name="P70" style:family="paragraph" style:parent-style-name="Option_20_Start">
      <style:text-properties officeooo:paragraph-rsid="0030f54a"/>
    </style:style>
    <style:style style:name="P71" style:family="paragraph" style:parent-style-name="Option_20_Start">
      <style:text-properties officeooo:paragraph-rsid="006c2030"/>
    </style:style>
    <style:style style:name="P72" style:family="paragraph" style:parent-style-name="Option_20_Start">
      <style:text-properties officeooo:paragraph-rsid="007a1f5a"/>
    </style:style>
    <style:style style:name="P73" style:family="paragraph" style:parent-style-name="Option_20_Start">
      <style:text-properties officeooo:rsid="009f61a1" officeooo:paragraph-rsid="009f61a1"/>
    </style:style>
    <style:style style:name="P74" style:family="paragraph" style:parent-style-name="Option_20_Start">
      <style:text-properties officeooo:paragraph-rsid="00ab13e5"/>
    </style:style>
    <style:style style:name="P75" style:family="paragraph" style:parent-style-name="Table">
      <style:text-properties officeooo:paragraph-rsid="00618721"/>
    </style:style>
    <style:style style:name="P76" style:family="paragraph" style:parent-style-name="Source_20_code">
      <style:text-properties officeooo:rsid="006496a9" officeooo:paragraph-rsid="006496a9"/>
    </style:style>
    <style:style style:name="P77" style:family="paragraph" style:parent-style-name="Source_20_code">
      <style:text-properties officeooo:paragraph-rsid="00a3682d"/>
    </style:style>
    <style:style style:name="P78" style:family="paragraph" style:parent-style-name="Option_20_note">
      <style:text-properties officeooo:paragraph-rsid="007a1f5a"/>
    </style:style>
    <style:style style:name="P79" style:family="paragraph" style:parent-style-name="Option_20_note">
      <style:text-properties officeooo:rsid="009f61a1" officeooo:paragraph-rsid="009f61a1"/>
    </style:style>
    <style:style style:name="P80" style:family="paragraph" style:parent-style-name="Option_20_note">
      <style:text-properties officeooo:rsid="00a06f13" officeooo:paragraph-rsid="00a06f13"/>
    </style:style>
    <style:style style:name="P81" style:family="paragraph" style:parent-style-name="Table_20_index_20_1">
      <style:paragraph-properties>
        <style:tab-stops>
          <style:tab-stop style:position="170mm" style:type="right" style:leader-style="dotted" style:leader-text="."/>
        </style:tab-stops>
      </style:paragraph-properties>
    </style:style>
    <style:style style:name="P82" style:family="paragraph" style:parent-style-name="Illustration_20_Index_20_1">
      <style:paragraph-properties>
        <style:tab-stops>
          <style:tab-stop style:position="170mm" style:type="right" style:leader-style="dotted" style:leader-text="."/>
        </style:tab-stops>
      </style:paragraph-properties>
    </style:style>
    <style:style style:name="P83" style:family="paragraph" style:parent-style-name="Command_20_Start">
      <style:text-properties officeooo:paragraph-rsid="009816eb"/>
    </style:style>
    <style:style style:name="P84" style:family="paragraph" style:parent-style-name="Command_20_Cont.">
      <style:text-properties officeooo:paragraph-rsid="0097b2f6"/>
    </style:style>
    <style:style style:name="P85" style:family="paragraph" style:parent-style-name="Command_20_End">
      <style:text-properties officeooo:paragraph-rsid="0098d308"/>
    </style:style>
    <style:style style:name="P86" style:family="paragraph" style:parent-style-name="Contents_20_1">
      <style:paragraph-properties>
        <style:tab-stops>
          <style:tab-stop style:position="170mm" style:type="right" style:leader-style="dotted" style:leader-text="."/>
        </style:tab-stops>
      </style:paragraph-properties>
    </style:style>
    <style:style style:name="P87" style:family="paragraph" style:parent-style-name="Contents_20_2">
      <style:paragraph-properties>
        <style:tab-stops>
          <style:tab-stop style:position="165.01mm" style:type="right" style:leader-style="dotted" style:leader-text="."/>
        </style:tab-stops>
      </style:paragraph-properties>
    </style:style>
    <style:style style:name="P88" style:family="paragraph" style:parent-style-name="Contents_20_4">
      <style:paragraph-properties>
        <style:tab-stops>
          <style:tab-stop style:position="155.03mm" style:type="right" style:leader-style="dotted" style:leader-text="."/>
        </style:tab-stops>
      </style:paragraph-properties>
    </style:style>
    <style:style style:name="P89" style:family="paragraph" style:parent-style-name="Index_20_1">
      <style:paragraph-properties>
        <style:tab-stops>
          <style:tab-stop style:position="170mm" style:type="right" style:leader-style="dotted" style:leader-text="."/>
        </style:tab-stops>
      </style:paragraph-properties>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Index_20_Separator">
      <style:paragraph-properties>
        <style:tab-stops/>
      </style:paragraph-properties>
    </style:style>
    <style:style style:name="P92" style:family="paragraph" style:parent-style-name="Standard" style:list-style-name="L8"/>
    <style:style style:name="P93" style:family="paragraph" style:parent-style-name="Standard" style:list-style-name="L8">
      <style:text-properties officeooo:paragraph-rsid="0038929b"/>
    </style:style>
    <style:style style:name="P94" style:family="paragraph" style:parent-style-name="Text_20_body" style:list-style-name="L9"/>
    <style:style style:name="P95" style:family="paragraph" style:parent-style-name="Heading_20_2">
      <style:text-properties officeooo:rsid="00868084" officeooo:paragraph-rsid="00868084"/>
    </style:style>
    <style:style style:name="P96" style:family="paragraph" style:parent-style-name="Heading_20_2">
      <style:text-properties officeooo:paragraph-rsid="00a9b12c"/>
    </style:style>
    <style:style style:name="P97" style:family="paragraph" style:parent-style-name="Heading_20_2">
      <style:text-properties officeooo:rsid="0032c6b2" officeooo:paragraph-rsid="0032c6b2"/>
    </style:style>
    <style:style style:name="P98" style:family="paragraph" style:parent-style-name="Heading_20_1" style:list-style-name="">
      <style:paragraph-properties fo:text-align="justify" style:justify-single-word="false"/>
    </style:style>
    <style:style style:name="P99" style:family="paragraph" style:parent-style-name="Heading_20_1">
      <style:paragraph-properties fo:break-before="page"/>
    </style:style>
    <style:style style:name="P100" style:family="paragraph" style:parent-style-name="Heading_20_3">
      <style:text-properties officeooo:paragraph-rsid="00918711"/>
    </style:style>
    <style:style style:name="P101" style:family="paragraph" style:parent-style-name="Heading_20_3">
      <style:text-properties style:font-style-asian="normal" style:font-style-complex="normal"/>
    </style:style>
    <style:style style:name="P102" style:family="paragraph" style:parent-style-name="Heading_20_3">
      <style:text-properties officeooo:rsid="009f61a1" officeooo:paragraph-rsid="009f61a1"/>
    </style:style>
    <style:style style:name="P103" style:family="paragraph" style:parent-style-name="Heading_20_3">
      <style:text-properties officeooo:paragraph-rsid="002706f7"/>
    </style:style>
    <style:style style:name="P104" style:family="paragraph" style:parent-style-name="Heading_20_3">
      <style:paragraph-properties fo:break-before="page"/>
    </style:style>
    <style:style style:name="P105" style:family="paragraph" style:parent-style-name="Heading_20_4">
      <style:text-properties officeooo:rsid="003b244f" officeooo:paragraph-rsid="003b244f"/>
    </style:style>
    <style:style style:name="P106" style:family="paragraph" style:parent-style-name="Heading_20_4">
      <style:text-properties officeooo:rsid="003e8725" officeooo:paragraph-rsid="003e8725"/>
    </style:style>
    <style:style style:name="P107" style:family="paragraph" style:parent-style-name="Heading_20_4">
      <style:text-properties officeooo:rsid="00918711"/>
    </style:style>
    <style:style style:name="P108" style:family="paragraph" style:parent-style-name="List_20_1_20_Cont." style:list-style-name="L4"/>
    <style:style style:name="P109" style:family="paragraph" style:parent-style-name="List_20_1_20_Cont.">
      <style:paragraph-properties fo:margin-left="12.51mm" fo:margin-right="0mm" fo:text-indent="-4mm" style:auto-text-indent="false"/>
    </style:style>
    <style:style style:name="P110" style:family="paragraph" style:parent-style-name="List_20_1">
      <style:text-properties officeooo:rsid="006f49b8" officeooo:paragraph-rsid="006f49b8"/>
    </style:style>
    <style:style style:name="P111" style:family="paragraph" style:parent-style-name="List_20_1">
      <style:text-properties officeooo:rsid="0068dddf" officeooo:paragraph-rsid="0068dddf"/>
    </style:style>
    <style:style style:name="P112" style:family="paragraph" style:parent-style-name="List_20_1">
      <style:text-properties officeooo:rsid="008310a8" officeooo:paragraph-rsid="008310a8"/>
    </style:style>
    <style:style style:name="P113" style:family="paragraph" style:parent-style-name="List_20_1" style:list-style-name="L7"/>
    <style:style style:name="P114" style:family="paragraph" style:parent-style-name="List_20_1">
      <style:text-properties officeooo:rsid="0093db33"/>
    </style:style>
    <style:style style:name="P115" style:family="paragraph" style:parent-style-name="List_20_1">
      <style:text-properties officeooo:paragraph-rsid="004dfd2b"/>
    </style:style>
    <style:style style:name="P116" style:family="paragraph" style:parent-style-name="List_20_1">
      <style:text-properties officeooo:rsid="0038d579" officeooo:paragraph-rsid="0038d579"/>
    </style:style>
    <style:style style:name="P117" style:family="paragraph" style:parent-style-name="List_20_1">
      <style:text-properties officeooo:paragraph-rsid="0038d579"/>
    </style:style>
    <style:style style:name="P118" style:family="paragraph" style:parent-style-name="List_20_1">
      <style:text-properties officeooo:paragraph-rsid="0042e302"/>
    </style:style>
    <style:style style:name="P119" style:family="paragraph" style:parent-style-name="List_20_1">
      <style:text-properties officeooo:rsid="0042e302" officeooo:paragraph-rsid="0042e302"/>
    </style:style>
    <style:style style:name="P120" style:family="paragraph" style:parent-style-name="List_20_1">
      <style:text-properties officeooo:paragraph-rsid="004495ea"/>
    </style:style>
    <style:style style:name="P121" style:family="paragraph" style:parent-style-name="List_20_1">
      <style:text-properties officeooo:paragraph-rsid="0013ea2a"/>
    </style:style>
    <style:style style:name="P122" style:family="paragraph" style:parent-style-name="Option" style:list-style-name="L9"/>
    <style:style style:name="P123" style:family="paragraph" style:parent-style-name="List_20_1_20_End" style:list-style-name="L3"/>
    <style:style style:name="P124" style:family="paragraph" style:parent-style-name="List_20_1_20_End" style:list-style-name="L6">
      <style:text-properties officeooo:paragraph-rsid="00272990"/>
    </style:style>
    <style:style style:name="P125" style:family="paragraph" style:parent-style-name="List_20_1_20_End">
      <style:text-properties officeooo:rsid="0038d579" officeooo:paragraph-rsid="0038d579"/>
    </style:style>
    <style:style style:name="P126" style:family="paragraph" style:parent-style-name="List_20_1_20_End">
      <style:text-properties officeooo:paragraph-rsid="0013ea2a"/>
    </style:style>
    <style:style style:name="P127" style:family="paragraph" style:parent-style-name="List_20_1_20_End">
      <style:text-properties officeooo:rsid="0013ea2a" officeooo:paragraph-rsid="0013ea2a"/>
    </style:style>
    <style:style style:name="P128" style:family="paragraph" style:parent-style-name="List_20_1_20_End" style:list-style-name="L10"/>
    <style:style style:name="P129" style:family="paragraph" style:parent-style-name="List_20_1_20_End" style:list-style-name="L11"/>
    <style:style style:name="P130" style:family="paragraph" style:parent-style-name="List_20_1_20_End">
      <style:paragraph-properties fo:margin-left="12.51mm" fo:margin-right="0mm" fo:text-indent="-4mm" style:auto-text-indent="false"/>
    </style:style>
    <style:style style:name="P131" style:family="paragraph" style:parent-style-name="List_20_1_20_Start" style:list-style-name="L1"/>
    <style:style style:name="P132" style:family="paragraph" style:parent-style-name="List_20_1_20_Start" style:list-style-name="L2"/>
    <style:style style:name="P133" style:family="paragraph" style:parent-style-name="List_20_1_20_Start" style:list-style-name="L4"/>
    <style:style style:name="P134" style:family="paragraph" style:parent-style-name="List_20_1_20_Start" style:list-style-name="L5">
      <style:text-properties officeooo:paragraph-rsid="006f49b8"/>
    </style:style>
    <style:style style:name="P135" style:family="paragraph" style:parent-style-name="List_20_1_20_Start" style:list-style-name="L6"/>
    <style:style style:name="P136" style:family="paragraph" style:parent-style-name="List_20_1_20_Start" style:list-style-name="L7"/>
    <style:style style:name="P137" style:family="paragraph" style:parent-style-name="List_20_1_20_Start">
      <style:text-properties officeooo:paragraph-rsid="0013ea2a"/>
    </style:style>
    <style:style style:name="P138" style:family="paragraph" style:parent-style-name="List_20_1_20_Start">
      <style:text-properties officeooo:rsid="0013ea2a" officeooo:paragraph-rsid="0014b6e1"/>
    </style:style>
    <style:style style:name="P139" style:family="paragraph" style:parent-style-name="List_20_1_20_Start" style:list-style-name="L10"/>
    <style:style style:name="P140" style:family="paragraph" style:parent-style-name="List_20_1_20_Start" style:list-style-name="L11"/>
    <style:style style:name="P141" style:family="paragraph" style:parent-style-name="List_20_1_20_Start">
      <style:paragraph-properties fo:margin-left="12.51mm" fo:margin-right="0mm" fo:text-indent="-4.06mm" style:auto-text-indent="false"/>
    </style:style>
    <style:style style:name="P142" style:family="paragraph" style:parent-style-name="Question">
      <style:text-properties officeooo:paragraph-rsid="00a3938e"/>
    </style:style>
    <style:style style:name="P143" style:family="paragraph" style:parent-style-name="Question">
      <style:text-properties officeooo:rsid="0037af8d" officeooo:paragraph-rsid="0037af8d"/>
    </style:style>
    <style:style style:name="P144" style:family="paragraph" style:parent-style-name="Question">
      <style:text-properties officeooo:rsid="008db1e9" officeooo:paragraph-rsid="008db1e9"/>
    </style:style>
    <style:style style:name="P145" style:family="paragraph" style:parent-style-name="Source_20_code">
      <style:text-properties officeooo:rsid="00a3682d" officeooo:paragraph-rsid="00a3682d"/>
    </style:style>
    <style:style style:name="P146" style:family="paragraph" style:parent-style-name="Option_20_Start">
      <style:text-properties officeooo:rsid="00aca646" officeooo:paragraph-rsid="00aca646"/>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8f3087"/>
    </style:style>
    <style:style style:name="T87" style:family="text">
      <style:text-properties officeooo:rsid="0090410b"/>
    </style:style>
    <style:style style:name="T88" style:family="text">
      <style:text-properties officeooo:rsid="00918711"/>
    </style:style>
    <style:style style:name="T89" style:family="text">
      <style:text-properties officeooo:rsid="00935ac3"/>
    </style:style>
    <style:style style:name="T90" style:family="text">
      <style:text-properties officeooo:rsid="0093db33"/>
    </style:style>
    <style:style style:name="T91" style:family="text">
      <style:text-properties officeooo:rsid="00955ee9"/>
    </style:style>
    <style:style style:name="T92" style:family="text">
      <style:text-properties officeooo:rsid="0097b2f6"/>
    </style:style>
    <style:style style:name="T93" style:family="text">
      <style:text-properties officeooo:rsid="009816eb"/>
    </style:style>
    <style:style style:name="T94" style:family="text">
      <style:text-properties officeooo:rsid="009addbb"/>
    </style:style>
    <style:style style:name="T95" style:family="text">
      <style:text-properties officeooo:rsid="009b12cf"/>
    </style:style>
    <style:style style:name="T96" style:family="text">
      <style:text-properties officeooo:rsid="009b6395"/>
    </style:style>
    <style:style style:name="T97" style:family="text">
      <style:text-properties officeooo:rsid="009f61a1"/>
    </style:style>
    <style:style style:name="T98" style:family="text">
      <style:text-properties officeooo:rsid="00a06f13"/>
    </style:style>
    <style:style style:name="T99" style:family="text">
      <style:text-properties officeooo:rsid="00a09345"/>
    </style:style>
    <style:style style:name="T100" style:family="text">
      <style:text-properties officeooo:rsid="00a3682d"/>
    </style:style>
    <style:style style:name="T101" style:family="text">
      <style:text-properties officeooo:rsid="00a3938e"/>
    </style:style>
    <style:style style:name="T102" style:family="text">
      <style:text-properties officeooo:rsid="00a4bcad"/>
    </style:style>
    <style:style style:name="T103" style:family="text">
      <style:text-properties officeooo:rsid="00a8ffc8"/>
    </style:style>
    <style:style style:name="T104" style:family="text">
      <style:text-properties officeooo:rsid="00a972c1"/>
    </style:style>
    <style:style style:name="T105" style:family="text">
      <style:text-properties officeooo:rsid="00868084"/>
    </style:style>
    <style:style style:name="T106" style:family="text">
      <style:text-properties officeooo:rsid="00a9b12c"/>
    </style:style>
    <style:style style:name="T107" style:family="text">
      <style:text-properties officeooo:rsid="00ab13e5"/>
    </style:style>
    <style:style style:name="T108" style:family="text">
      <style:text-properties officeooo:rsid="00aca646"/>
    </style:style>
    <style:style style:name="T10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86">8</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86"><text:a xlink:type="simple" xlink:href="#__RefHeading__31345316" text:style-name="Index_20_Link" text:visited-style-name="Index_20_Link">Overview<text:tab/>5</text:a></text:p>
          <text:p text:style-name="P87"><text:a xlink:type="simple" xlink:href="#__RefHeading__16232_1510295094" text:style-name="Index_20_Link" text:visited-style-name="Index_20_Link">Features<text:tab/>5</text:a></text:p>
          <text:p text:style-name="P87"><text:a xlink:type="simple" xlink:href="#__RefHeading__16234_1510295094" text:style-name="Index_20_Link" text:visited-style-name="Index_20_Link">Requirements<text:tab/>5</text:a></text:p>
          <text:p text:style-name="P87"><text:a xlink:type="simple" xlink:href="#__RefHeading__16236_1510295094" text:style-name="Index_20_Link" text:visited-style-name="Index_20_Link">Supported entry types<text:tab/>6</text:a></text:p>
          <text:p text:style-name="P86"><text:a xlink:type="simple" xlink:href="#__RefHeading__16238_1510295094" text:style-name="Index_20_Link" text:visited-style-name="Index_20_Link">Installation<text:tab/>7</text:a></text:p>
          <text:p text:style-name="P87"><text:a xlink:type="simple" xlink:href="#__RefHeading__16240_1510295094" text:style-name="Index_20_Link" text:visited-style-name="Index_20_Link">Packages<text:tab/>7</text:a></text:p>
          <text:p text:style-name="P87"><text:a xlink:type="simple" xlink:href="#__RefHeading__31496503" text:style-name="Index_20_Link" text:visited-style-name="Index_20_Link">Network connection key files<text:tab/>7</text:a></text:p>
          <text:p text:style-name="P86"><text:a xlink:type="simple" xlink:href="#__RefHeading__16242_1510295094" text:style-name="Index_20_Link" text:visited-style-name="Index_20_Link">Usage<text:tab/>8</text:a></text:p>
          <text:p text:style-name="P87"><text:a xlink:type="simple" xlink:href="#__RefHeading__16244_1510295094" text:style-name="Index_20_Link" text:visited-style-name="Index_20_Link">Creating archives<text:tab/>9</text:a></text:p>
          <text:p text:style-name="P90"><text:a xlink:type="simple" xlink:href="#__RefHeading__16246_1510295094" text:style-name="Index_20_Link" text:visited-style-name="Index_20_Link">File archives<text:tab/>9</text:a></text:p>
          <text:p text:style-name="P90"><text:a xlink:type="simple" xlink:href="#__RefHeading__16248_1510295094" text:style-name="Index_20_Link" text:visited-style-name="Index_20_Link">Image archives<text:tab/>10</text:a></text:p>
          <text:p text:style-name="P87"><text:a xlink:type="simple" xlink:href="#__RefHeading__16250_1510295094" text:style-name="Index_20_Link" text:visited-style-name="Index_20_Link">List archives and directory content<text:tab/>10</text:a></text:p>
          <text:p text:style-name="P87"><text:a xlink:type="simple" xlink:href="#__RefHeading__16252_1510295094" text:style-name="Index_20_Link" text:visited-style-name="Index_20_Link">Test archives<text:tab/>11</text:a></text:p>
          <text:p text:style-name="P87"><text:a xlink:type="simple" xlink:href="#__RefHeading__16254_1510295094" text:style-name="Index_20_Link" text:visited-style-name="Index_20_Link">Compare archives<text:tab/>11</text:a></text:p>
          <text:p text:style-name="P87"><text:a xlink:type="simple" xlink:href="#__RefHeading__16256_1510295094" text:style-name="Index_20_Link" text:visited-style-name="Index_20_Link">Extract archives<text:tab/>12</text:a></text:p>
          <text:p text:style-name="P87"><text:a xlink:type="simple" xlink:href="#__RefHeading__12718_1965121651" text:style-name="Index_20_Link" text:visited-style-name="Index_20_Link">Convert archives<text:tab/>12</text:a></text:p>
          <text:p text:style-name="P87"><text:a xlink:type="simple" xlink:href="#__RefHeading__16258_1510295094" text:style-name="Index_20_Link" text:visited-style-name="Index_20_Link">Incremental/Differential archives<text:tab/>13</text:a></text:p>
          <text:p text:style-name="P87"><text:a xlink:type="simple" xlink:href="#__RefHeading__16260_1510295094" text:style-name="Index_20_Link" text:visited-style-name="Index_20_Link">Compress archives<text:tab/>14</text:a></text:p>
          <text:p text:style-name="P87"><text:a xlink:type="simple" xlink:href="#__RefHeading__16262_1510295094" text:style-name="Index_20_Link" text:visited-style-name="Index_20_Link">Encrypt archives<text:tab/>15</text:a></text:p>
          <text:p text:style-name="P90"><text:a xlink:type="simple" xlink:href="#__RefHeading__16264_1510295094" text:style-name="Index_20_Link" text:visited-style-name="Index_20_Link">Asymmetric encryption<text:tab/>16</text:a></text:p>
          <text:p text:style-name="P87"><text:a xlink:type="simple" xlink:href="#__RefHeading__29676110" text:style-name="Index_20_Link" text:visited-style-name="Index_20_Link">Split archives<text:tab/>16</text:a></text:p>
          <text:p text:style-name="P87"><text:a xlink:type="simple" xlink:href="#__RefHeading__16266_1510295094" text:style-name="Index_20_Link" text:visited-style-name="Index_20_Link">Store archives<text:tab/>17</text:a></text:p>
          <text:p text:style-name="P90"><text:a xlink:type="simple" xlink:href="#__RefHeading__31224310" text:style-name="Index_20_Link" text:visited-style-name="Index_20_Link">File system<text:tab/>17</text:a></text:p>
          <text:p text:style-name="P90"><text:a xlink:type="simple" xlink:href="#__RefHeading__33452803" text:style-name="Index_20_Link" text:visited-style-name="Index_20_Link">Remote server (FTP/SCP/SFTP/WebDAV)<text:tab/>18</text:a></text:p>
          <text:p text:style-name="P90"><text:a xlink:type="simple" xlink:href="#__RefHeading__16268_1510295094" text:style-name="Index_20_Link" text:visited-style-name="Index_20_Link">CD/DVD/BD<text:tab/>18</text:a></text:p>
          <text:p text:style-name="P90"><text:a xlink:type="simple" xlink:href="#__RefHeading__33455003" text:style-name="Index_20_Link" text:visited-style-name="Index_20_Link">Device<text:tab/>19</text:a></text:p>
          <text:p text:style-name="P86"><text:a xlink:type="simple" xlink:href="#__RefHeading__29694130" text:style-name="Index_20_Link" text:visited-style-name="Index_20_Link">Server<text:tab/>20</text:a></text:p>
          <text:p text:style-name="P87"><text:a xlink:type="simple" xlink:href="#__RefHeading__16270_1510295094" text:style-name="Index_20_Link" text:visited-style-name="Index_20_Link">Daemon<text:tab/>20</text:a></text:p>
          <text:p text:style-name="P90"><text:a xlink:type="simple" xlink:href="#__RefHeading__7119_1531997487" text:style-name="Index_20_Link" text:visited-style-name="Index_20_Link">Ports<text:tab/>20</text:a></text:p>
          <text:p text:style-name="P90"><text:a xlink:type="simple" xlink:href="#__RefHeading__6783_1531997487" text:style-name="Index_20_Link" text:visited-style-name="Index_20_Link">Firewall<text:tab/>20</text:a></text:p>
          <text:p text:style-name="P87"><text:a xlink:type="simple" xlink:href="#__RefHeading__12406_1972768539" text:style-name="Index_20_Link" text:visited-style-name="Index_20_Link">Master and Slave<text:tab/>21</text:a></text:p>
          <text:p text:style-name="P87"><text:a xlink:type="simple" xlink:href="#__RefHeading__16272_1510295094" text:style-name="Index_20_Link" text:visited-style-name="Index_20_Link">Database<text:tab/>21</text:a></text:p>
          <text:p text:style-name="P90"><text:a xlink:type="simple" xlink:href="#__RefHeading__8614_961238848" text:style-name="Index_20_Link" text:visited-style-name="Index_20_Link">bar-sqlite3<text:tab/>22</text:a></text:p>
          <text:p text:style-name="P87"><text:a xlink:type="simple" xlink:href="#__RefHeading__30626103" text:style-name="Index_20_Link" text:visited-style-name="Index_20_Link">Graphical front end<text:tab/>22</text:a></text:p>
          <text:p text:style-name="P90"><text:a xlink:type="simple" xlink:href="#__RefHeading__16274_1510295094" text:style-name="Index_20_Link" text:visited-style-name="Index_20_Link">Status tab<text:tab/>23</text:a></text:p>
          <text:p text:style-name="P90"><text:a xlink:type="simple" xlink:href="#__RefHeading__16276_1510295094" text:style-name="Index_20_Link" text:visited-style-name="Index_20_Link">Jobs tab<text:tab/>24</text:a></text:p>
          <text:p text:style-name="P88"><text:a xlink:type="simple" xlink:href="#__RefHeading__16278_1510295094" text:style-name="Index_20_Link" text:visited-style-name="Index_20_Link">Entries<text:tab/>24</text:a></text:p>
          <text:p text:style-name="P88"><text:a xlink:type="simple" xlink:href="#__RefHeading__16280_1510295094" text:style-name="Index_20_Link" text:visited-style-name="Index_20_Link">Images<text:tab/>25</text:a></text:p>
          <text:p text:style-name="P88"><text:a xlink:type="simple" xlink:href="#__RefHeading__16282_1510295094" text:style-name="Index_20_Link" text:visited-style-name="Index_20_Link">Filters &amp; Mounts<text:tab/>26</text:a></text:p>
          <text:p text:style-name="P88"><text:a xlink:type="simple" xlink:href="#__RefHeading__30546110" text:style-name="Index_20_Link" text:visited-style-name="Index_20_Link">Storage<text:tab/>27</text:a></text:p>
          <text:p text:style-name="P88"><text:a xlink:type="simple" xlink:href="#__RefHeading__14185_608817561" text:style-name="Index_20_Link" text:visited-style-name="Index_20_Link">Scripts<text:tab/>29</text:a></text:p>
          <text:p text:style-name="P88"><text:a xlink:type="simple" xlink:href="#__RefHeading__16284_1510295094" text:style-name="Index_20_Link" text:visited-style-name="Index_20_Link">Schedule<text:tab/>29</text:a></text:p>
          <text:p text:style-name="P88"><text:a xlink:type="simple" xlink:href="#__RefHeading__16286_1510295094" text:style-name="Index_20_Link" text:visited-style-name="Index_20_Link">Persistence<text:tab/>30</text:a></text:p>
          <text:p text:style-name="P88"><text:a xlink:type="simple" xlink:href="#__RefHeading__12408_1972768539" text:style-name="Index_20_Link" text:visited-style-name="Index_20_Link">Comment<text:tab/>31</text:a></text:p>
          <text:p text:style-name="P90"><text:a xlink:type="simple" xlink:href="#__RefHeading__12410_1972768539" text:style-name="Index_20_Link" text:visited-style-name="Index_20_Link">Restore tab<text:tab/>31</text:a></text:p>
          <text:p text:style-name="P90"><text:a xlink:type="simple" xlink:href="#__RefHeading__12251_695893263" text:style-name="Index_20_Link" text:visited-style-name="Index_20_Link">Server settings<text:tab/>34</text:a></text:p>
          <text:p text:style-name="P88"><text:a xlink:type="simple" xlink:href="#__RefHeading__12253_695893263" text:style-name="Index_20_Link" text:visited-style-name="Index_20_Link">General<text:tab/>34</text:a></text:p>
          <text:p text:style-name="P88"><text:a xlink:type="simple" xlink:href="#__RefHeading__12255_695893263" text:style-name="Index_20_Link" text:visited-style-name="Index_20_Link">Servers<text:tab/>34</text:a></text:p>
          <text:p text:style-name="P88"><text:a xlink:type="simple" xlink:href="#__RefHeading__12257_695893263" text:style-name="Index_20_Link" text:visited-style-name="Index_20_Link">Commands<text:tab/>35</text:a></text:p>
          <text:p text:style-name="P88"><text:soft-page-break/><text:a xlink:type="simple" xlink:href="#__RefHeading__12259_695893263" text:style-name="Index_20_Link" text:visited-style-name="Index_20_Link">Verbosity &amp; Log<text:tab/>36</text:a></text:p>
          <text:p text:style-name="P86"><text:a xlink:type="simple" xlink:href="#__RefHeading__16288_1510295094" text:style-name="Index_20_Link" text:visited-style-name="Index_20_Link">Use cases<text:tab/>37</text:a></text:p>
          <text:p text:style-name="P87"><text:a xlink:type="simple" xlink:href="#__RefHeading__15954_1674148630" text:style-name="Index_20_Link" text:visited-style-name="Index_20_Link">a) Normal backup<text:tab/>37</text:a></text:p>
          <text:p text:style-name="P87"><text:a xlink:type="simple" xlink:href="#__RefHeading__15956_1674148630" text:style-name="Index_20_Link" text:visited-style-name="Index_20_Link">b) Full daily backup with time schedule<text:tab/>37</text:a></text:p>
          <text:p text:style-name="P87"><text:a xlink:type="simple" xlink:href="#__RefHeading__15958_1674148630" text:style-name="Index_20_Link" text:visited-style-name="Index_20_Link">c) Full weekly backup with time schedule and daily incremental backup<text:tab/>37</text:a></text:p>
          <text:p text:style-name="P87"><text:a xlink:type="simple" xlink:href="#__RefHeading__15960_1674148630" text:style-name="Index_20_Link" text:visited-style-name="Index_20_Link">d) Full weekly backup with daily incremental and continuous backup<text:tab/>38</text:a></text:p>
          <text:p text:style-name="P87"><text:a xlink:type="simple" xlink:href="#__RefHeading__15962_1674148630" text:style-name="Index_20_Link" text:visited-style-name="Index_20_Link">e) Restore single file or directory<text:tab/>38</text:a></text:p>
          <text:p text:style-name="P87"><text:a xlink:type="simple" xlink:href="#__RefHeading__15964_1674148630" text:style-name="Index_20_Link" text:visited-style-name="Index_20_Link">f) Restore full backup<text:tab/>38</text:a></text:p>
          <text:p text:style-name="P86"><text:a xlink:type="simple" xlink:href="#__RefHeading__15744_1674148630" text:style-name="Index_20_Link" text:visited-style-name="Index_20_Link">Appendix<text:tab/>39</text:a></text:p>
          <text:p text:style-name="P87"><text:a xlink:type="simple" xlink:href="#__RefHeading__8616_961238848" text:style-name="Index_20_Link" text:visited-style-name="Index_20_Link">Tools<text:tab/>39</text:a></text:p>
          <text:p text:style-name="P87"><text:a xlink:type="simple" xlink:href="#__RefHeading__30604910" text:style-name="Index_20_Link" text:visited-style-name="Index_20_Link">Archive file name macros<text:tab/>39</text:a></text:p>
          <text:p text:style-name="P87"><text:a xlink:type="simple" xlink:href="#__RefHeading__27593402" text:style-name="Index_20_Link" text:visited-style-name="Index_20_Link">BAR command line options summary<text:tab/>41</text:a></text:p>
          <text:p text:style-name="P90"><text:a xlink:type="simple" xlink:href="#__RefHeading__16290_1510295094" text:style-name="Index_20_Link" text:visited-style-name="Index_20_Link">Basic commands<text:tab/>41</text:a></text:p>
          <text:p text:style-name="P90"><text:a xlink:type="simple" xlink:href="#__RefHeading__16292_1510295094" text:style-name="Index_20_Link" text:visited-style-name="Index_20_Link">Include/Exclude files<text:tab/>42</text:a></text:p>
          <text:p text:style-name="P90"><text:a xlink:type="simple" xlink:href="#__RefHeading__16294_1510295094" text:style-name="Index_20_Link" text:visited-style-name="Index_20_Link">Incremental/Differential archives<text:tab/>43</text:a></text:p>
          <text:p text:style-name="P90"><text:a xlink:type="simple" xlink:href="#__RefHeading__16296_1510295094" text:style-name="Index_20_Link" text:visited-style-name="Index_20_Link">Compression<text:tab/>43</text:a></text:p>
          <text:p text:style-name="P90"><text:a xlink:type="simple" xlink:href="#__RefHeading__16298_1510295094" text:style-name="Index_20_Link" text:visited-style-name="Index_20_Link">Encryption<text:tab/>47</text:a></text:p>
          <text:p text:style-name="P90"><text:a xlink:type="simple" xlink:href="#__RefHeading__12412_1972768539" text:style-name="Index_20_Link" text:visited-style-name="Index_20_Link">Signatures<text:tab/>49</text:a></text:p>
          <text:p text:style-name="P90"><text:a xlink:type="simple" xlink:href="#__RefHeading__29665410" text:style-name="Index_20_Link" text:visited-style-name="Index_20_Link">Splitting<text:tab/>49</text:a></text:p>
          <text:p text:style-name="P90"><text:a xlink:type="simple" xlink:href="#__RefHeading__31202610" text:style-name="Index_20_Link" text:visited-style-name="Index_20_Link">Storage<text:tab/>49</text:a></text:p>
          <text:p text:style-name="P88"><text:a xlink:type="simple" xlink:href="#__RefHeading__16300_1510295094" text:style-name="Index_20_Link" text:visited-style-name="Index_20_Link">File<text:tab/>49</text:a></text:p>
          <text:p text:style-name="P88"><text:a xlink:type="simple" xlink:href="#__RefHeading__33495803" text:style-name="Index_20_Link" text:visited-style-name="Index_20_Link">FTP<text:tab/>50</text:a></text:p>
          <text:p text:style-name="P88"><text:a xlink:type="simple" xlink:href="#__RefHeading__33496803" text:style-name="Index_20_Link" text:visited-style-name="Index_20_Link">SSH<text:tab/>50</text:a></text:p>
          <text:p text:style-name="P88"><text:a xlink:type="simple" xlink:href="#__RefHeading__16302_1510295094" text:style-name="Index_20_Link" text:visited-style-name="Index_20_Link">SCP<text:tab/>51</text:a></text:p>
          <text:p text:style-name="P88"><text:a xlink:type="simple" xlink:href="#__RefHeading__16304_1510295094" text:style-name="Index_20_Link" text:visited-style-name="Index_20_Link">SFTP<text:tab/>51</text:a></text:p>
          <text:p text:style-name="P88"><text:a xlink:type="simple" xlink:href="#__RefHeading__7767_909302912" text:style-name="Index_20_Link" text:visited-style-name="Index_20_Link">WebDAV<text:tab/>51</text:a></text:p>
          <text:p text:style-name="P88"><text:a xlink:type="simple" xlink:href="#__RefHeading__16306_1510295094" text:style-name="Index_20_Link" text:visited-style-name="Index_20_Link">CD/DVD/BD<text:tab/>52</text:a></text:p>
          <text:p text:style-name="P88"><text:a xlink:type="simple" xlink:href="#__RefHeading__33501503" text:style-name="Index_20_Link" text:visited-style-name="Index_20_Link">Device<text:tab/>54</text:a></text:p>
          <text:p text:style-name="P90"><text:a xlink:type="simple" xlink:href="#__RefHeading__16308_1510295094" text:style-name="Index_20_Link" text:visited-style-name="Index_20_Link">Restore<text:tab/>55</text:a></text:p>
          <text:p text:style-name="P90"><text:a xlink:type="simple" xlink:href="#__RefHeading__16310_1510295094" text:style-name="Index_20_Link" text:visited-style-name="Index_20_Link">Server<text:tab/>55</text:a></text:p>
          <text:p text:style-name="P90"><text:a xlink:type="simple" xlink:href="#__RefHeading__13949_1679799926" text:style-name="Index_20_Link" text:visited-style-name="Index_20_Link">Index database<text:tab/>57</text:a></text:p>
          <text:p text:style-name="P90"><text:a xlink:type="simple" xlink:href="#__RefHeading__10437_873480820" text:style-name="Index_20_Link" text:visited-style-name="Index_20_Link">Continuous database<text:tab/>58</text:a></text:p>
          <text:p text:style-name="P90"><text:a xlink:type="simple" xlink:href="#__RefHeading__13951_1679799926" text:style-name="Index_20_Link" text:visited-style-name="Index_20_Link">Logging<text:tab/>58</text:a></text:p>
          <text:p text:style-name="P90"><text:a xlink:type="simple" xlink:href="#__RefHeading__16312_1510295094" text:style-name="Index_20_Link" text:visited-style-name="Index_20_Link">Miscellaneous<text:tab/>59</text:a></text:p>
          <text:p text:style-name="P87"><text:a xlink:type="simple" xlink:href="#__RefHeading__16314_1510295094" text:style-name="Index_20_Link" text:visited-style-name="Index_20_Link">BAR configuration and job files<text:tab/>62</text:a></text:p>
          <text:p text:style-name="P90"><text:a xlink:type="simple" xlink:href="#__RefHeading__16316_1510295094" text:style-name="Index_20_Link" text:visited-style-name="Index_20_Link">Additional configuration entries<text:tab/>63</text:a></text:p>
          <text:p text:style-name="P90"><text:a xlink:type="simple" xlink:href="#__RefHeading__16318_1510295094" text:style-name="Index_20_Link" text:visited-style-name="Index_20_Link">Block configuration entries<text:tab/>64</text:a></text:p>
          <text:p text:style-name="P88"><text:a xlink:type="simple" xlink:href="#__RefHeading__14674_1674148630" text:style-name="Index_20_Link" text:visited-style-name="Index_20_Link">File server<text:tab/>64</text:a></text:p>
          <text:p text:style-name="P88"><text:a xlink:type="simple" xlink:href="#__RefHeading__16320_1510295094" text:style-name="Index_20_Link" text:visited-style-name="Index_20_Link">FTP server<text:tab/>64</text:a></text:p>
          <text:p text:style-name="P88"><text:a xlink:type="simple" xlink:href="#__RefHeading__16322_1510295094" text:style-name="Index_20_Link" text:visited-style-name="Index_20_Link">SSH/SCP/SFTP server<text:tab/>64</text:a></text:p>
          <text:p text:style-name="P88"><text:a xlink:type="simple" xlink:href="#__RefHeading__9029_1272517093" text:style-name="Index_20_Link" text:visited-style-name="Index_20_Link">WebDAV server<text:tab/>65</text:a></text:p>
          <text:p text:style-name="P88"><text:a xlink:type="simple" xlink:href="#__RefHeading__9031_1272517093" text:style-name="Index_20_Link" text:visited-style-name="Index_20_Link">Device<text:tab/>65</text:a></text:p>
          <text:p text:style-name="P88"><text:a xlink:type="simple" xlink:href="#__RefHeading__9033_1272517093" text:style-name="Index_20_Link" text:visited-style-name="Index_20_Link">Schedule<text:tab/>65</text:a></text:p>
          <text:p text:style-name="P90"><text:a xlink:type="simple" xlink:href="#__RefHeading__16326_1510295094" text:style-name="Index_20_Link" text:visited-style-name="Index_20_Link">Example configuration file<text:tab/>66</text:a></text:p>
          <text:p text:style-name="P87"><text:a xlink:type="simple" xlink:href="#__RefHeading__32474025" text:style-name="Index_20_Link" text:visited-style-name="Index_20_Link">BARControl command line options summary<text:tab/>67</text:a></text:p>
          <text:p text:style-name="P87"><text:a xlink:type="simple" xlink:href="#__RefHeading__16328_1510295094" text:style-name="Index_20_Link" text:visited-style-name="Index_20_Link">BARControl configuration file<text:tab/>69</text:a></text:p>
          <text:p text:style-name="P87"><text:a xlink:type="simple" xlink:href="#__RefHeading__16330_1510295094" text:style-name="Index_20_Link" text:visited-style-name="Index_20_Link">Exit codes<text:tab/>69</text:a></text:p>
          <text:p text:style-name="P87"><text:a xlink:type="simple" xlink:href="#__RefHeading__29596110" text:style-name="Index_20_Link" text:visited-style-name="Index_20_Link">Archive file format<text:tab/>70</text:a></text:p>
          <text:p text:style-name="P87"><text:a xlink:type="simple" xlink:href="#__RefHeading__35624716" text:style-name="Index_20_Link" text:visited-style-name="Index_20_Link">Compilation<text:tab/>71</text:a></text:p>
          <text:p text:style-name="P87"><text:a xlink:type="simple" xlink:href="#__RefHeading__16332_1510295094" text:style-name="Index_20_Link" text:visited-style-name="Index_20_Link">Development<text:tab/>75</text:a></text:p>
          <text:p text:style-name="P86"><text:soft-page-break/><text:a xlink:type="simple" xlink:href="#__RefHeading__31406103" text:style-name="Index_20_Link" text:visited-style-name="Index_20_Link">Frequently asked questions<text:tab/>75</text:a></text:p>
          <text:p text:style-name="P86"><text:a xlink:type="simple" xlink:href="#__RefHeading__16334_1510295094" text:style-name="Index_20_Link" text:visited-style-name="Index_20_Link">Contact and bug reports<text:tab/>82</text:a></text:p>
          <text:p text:style-name="P86"><text:a xlink:type="simple" xlink:href="#__RefHeading__16336_1510295094" text:style-name="Index_20_Link" text:visited-style-name="Index_20_Link">License<text:tab/>82</text:a></text:p>
          <text:p text:style-name="P86"><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2">Figure 1: Graphical front end main window (status tab)<text:tab/>22</text:p>
          <text:p text:style-name="P82">Figure 2: Entries<text:tab/>24</text:p>
          <text:p text:style-name="P82">Figure 3: Images<text:tab/>25</text:p>
          <text:p text:style-name="P82">Figure 4: Filters and mounts<text:tab/>26</text:p>
          <text:p text:style-name="P82">Figure 5: Storage<text:tab/>26</text:p>
          <text:p text:style-name="P82">Figure 6: Archive name editor<text:tab/>27</text:p>
          <text:p text:style-name="P82">Figure 7: Scripts<text:tab/>28</text:p>
          <text:p text:style-name="P82">Figure 8: Scheduler<text:tab/>29</text:p>
          <text:p text:style-name="P82">Figure 9: Restoring files<text:tab/>30</text:p>
          <text:p text:style-name="P82">Figure 10: Restore dialog<text:tab/>31</text:p>
          <text:p text:style-name="P82">Figure 11: Server general settings<text:tab/>32</text:p>
          <text:p text:style-name="P82">Figure 12: Servers settings<text:tab/>33</text:p>
          <text:p text:style-name="P82">Figure 13: Server command settings<text:tab/>34</text:p>
          <text:p text:style-name="P82">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81">Table 1: Supported entries<text:tab/>7</text:p>
          <text:p text:style-name="P81">Table 2: Certificates and key files<text:tab/>8</text:p>
          <text:p text:style-name="P81">Table 3: Archive part and medium sizes<text:tab/>19</text:p>
          <text:p text:style-name="P81">Table 4: Server ports<text:tab/>20</text:p>
          <text:p text:style-name="P81">Table 5: Archive file name macros<text:tab/>38</text:p>
          <text:p text:style-name="P81">Table 6: Pattern types<text:tab/>40</text:p>
          <text:p text:style-name="P81">Table 7: Compression algorithms<text:tab/>44</text:p>
          <text:p text:style-name="P81">Table 8: Encryption algorithms<text:tab/>45</text:p>
          <text:p text:style-name="P81">Table 9: Log information types<text:tab/>55</text:p>
          <text:p text:style-name="P81">Table 10: Verbosity levels<text:tab/>58</text:p>
          <text:p text:style-name="P81">Table 11: BAR exit codes<text:tab/>66</text:p>
          <text:p text:style-name="P81">Table 12: Compilation packages<text:tab/>69</text:p>
          <text:p text:style-name="P81">Table 13: Tests<text:tab/>70</text:p>
        </text:index-body>
      </text:table-index>
      <text:p text:style-name="Text_20_body"/>
      <text:h text:style-name="P98" text:outline-level="1"/>
      <text:h text:style-name="P99"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764664755" text:style-name="L1">
        <text:list-item>
          <text:p text:style-name="P131">create, list, test, compare and extract archives of files and disk images,</text:p>
        </text:list-item>
      </text:list>
      <text:list xml:id="list290675415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5">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609536553" text:style-name="L2">
        <text:list-item>
          <text:p text:style-name="P132">glibc 2.3.2 or higher</text:p>
        </text:list-item>
      </text:list>
      <text:list xml:id="list114320815483077" text:continue-list="list2906754152" text:style-name="List_20_1">
        <text:list-item>
          <text:p text:style-name="List_20_1"><text:span text:style-name="Name">BAR</text:span> binary</text:p>
        </text:list-item>
      </text:list>
      <text:list xml:id="list2734282978" text:style-name="L3">
        <text:list-item>
          <text:p text:style-name="P12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3741772040" text:style-name="L4">
        <text:list-item>
          <text:p text:style-name="P133">cdrecord [<text:reference-ref text:reference-format="text" text:ref-name="cdrtools">cdrtools</text:reference-ref>]</text:p>
        </text:list-item>
      </text:list>
      <text:list xml:id="list114320734934154" text:continue-list="list114320815483077" text:style-name="List_20_1">
        <text:list-item>
          <text:p text:style-name="List_20_1">growisofs [<text:reference-ref text:reference-format="text" text:ref-name="growisofs">growisofs</text:reference-ref>]</text:p>
        </text:list-item>
      </text:list>
      <text:list xml:id="list114320788599386" text:continue-list="list3741772040" text:style-name="L4">
        <text:list-item>
          <text:p text:style-name="P108">mkisofs, <text:span text:style-name="T63">dvd+rw-format</text:span> [<text:reference-ref text:reference-format="text" text:ref-name="dvd+rw-tools">dvd+rw-tools</text:reference-ref>]</text:p>
        </text:list-item>
      </text:list>
      <text:list xml:id="list114321148138024" text:continue-list="list114320734934154"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2601811913" text:style-name="L5">
        <text:list-item>
          <text:p text:style-name="P134">C/<text:span text:style-name="T67">C++</text:span> development environment with gcc, <text:span text:style-name="T66">g++</text:span></text:p>
        </text:list-item>
      </text:list>
      <text:list xml:id="list114319345678784" text:continue-list="list114321148138024" text:style-name="List_20_1">
        <text:list-item>
          <text:p text:style-name="List_20_1">GNU make</text:p>
        </text:list-item>
        <text:list-item>
          <text:p text:style-name="List_20_1">m4</text:p>
        </text:list-item>
        <text:list-item>
          <text:p text:style-name="P110">xgettext</text:p>
        </text:list-item>
        <text:list-item>
          <text:p text:style-name="List_20_1">perl</text:p>
        </text:list-item>
        <text:list-item>
          <text:p text:style-name="P111">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14319662556022"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12"><text:span text:style-name="T95">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1</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 text:style-name="Internet_20_link" text:visited-style-name="Visited_20_Internet_20_Link">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1</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9">key-pair is valid for one year. If the key-pair expires after one year a new key-pair must be generated with:</text:span></text:p>
      <text:p text:style-name="P37">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ext:soft-page-break/>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40</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2</text:bookmark-ref>.</text:p>
      <text:p text:style-name="Text_20_Body_20_Start">The following nomenclature is used in the following sections:</text:p>
      <text:list xml:id="list2105798778" text:style-name="L6">
        <text:list-item>
          <text:p text:style-name="P135"><text:bookmark-start text:name="__DdeLink__11097_1674148630"/>&lt;name&gt; stay for a parameter, e. g. a name or some text,</text:p>
        </text:list-item>
      </text:list>
      <text:list xml:id="list114320952827194" text:continue-list="list114319662556022"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14319353105774" text:continue-list="list2105798778" text:style-name="L6">
        <text:list-item>
          <text:p text:style-name="P124">&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soft-page-break/><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14319865201855" text:continue-list="list11432095282719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7">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865632227" text:style-name="L7">
        <text:list-item>
          <text:p text:style-name="P136">ext2</text:p>
        </text:list-item>
      </text:list>
      <text:list xml:id="list114321201432875" text:continue-list="list114319865201855"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14319324651101" text:continue-list="list865632227" text:style-name="L7">
        <text:list-item>
          <text:p text:style-name="P113">ext4</text:p>
        </text:list-item>
      </text:list>
      <text:p text:style-name="Text_20_Body_20_Start">Experimental, but no longer supported files systems are:</text:p>
      <text:list xml:id="list114319398108129" text:continue-numbering="true" text:style-name="L7">
        <text:list-item>
          <text:p text:style-name="P113">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 archive"/><text:alphabetical-index-mark text:string-value="--extract"/>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114321181789407" text:continue-list="list114321201432875" text:style-name="List_20_1">
        <text:list-item>
          <text:p text:style-name="List_20_1_20_Start"><text:span text:style-name="T90">byte compress</text:span> algorithm</text:p>
        </text:list-item>
        <text:list-item>
          <text:p text:style-name="List_20_1">crypt <text:span text:style-name="T90">algorithm</text:span></text:p>
        </text:list-item>
        <text:list-item>
          <text:p text:style-name="P114">crypt password</text:p>
        </text:list-item>
        <text:list-item>
          <text:p text:style-name="List_20_1">crypt key</text:p>
        </text:list-item>
        <text:list-item>
          <text:p text:style-name="List_20_1">comment</text:p>
        </text:list-item>
        <text:list-item>
          <text:p text:style-name="List_20_1_20_End">signature</text:p>
        </text:list-item>
      </text:list>
      <text:p text:style-name="P29">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41">Note<text:span text:style-name="T94">s</text:span>:<text:tab/><text:span text:style-name="T94">I</text:span>f an archive is encrypted the <text:span text:style-name="T91">old </text:span>encryption password and <text:span text:style-name="T91">old private </text:span>key is required to change some setting.</text:p>
      <text:p text:style-name="P41"><text:tab/><text:span text:style-name="T94">T</text:span>o change the signature of an <text:span text:style-name="T91">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2">algorithm=</text:span>lz4-16</text:p>
      <text:p text:style-name="Command_20_Cont.">bar ‑‑convert home.bar ‑‑<text:span text:style-name="T92">crypt-algorithm=AES192 ‑‑crypt-password=secret</text:span></text:p>
      <text:p text:style-name="P84">bar ‑‑convert home.bar ‑‑<text:span text:style-name="T92">crypt-algorithm=CAMELLIA256 ‑‑crypt-password=secret ‑‑crypt-new-password=new-secret</text:span></text:p>
      <text:p text:style-name="Command_20_Cont.">bar ‑‑convert home.bar ‑‑<text:span text:style-name="T92">comment='some text'</text:span></text:p>
      <text:p text:style-name="Command_20_End">bar ‑‑convert home.bar ‑‑<text:span text:style-name="T92">signature-private-key=signature-key.private ‑‑signature-public-key=new-signature-key.public</text:span></text:p>
      <text:h text:style-name="Heading_20_2" text:outline-level="2"><text:bookmark-start text:name="__RefHeading__16258_1510295094"/><text:soft-page-break/><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14320128551917"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Standard">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35">&lt;path&gt;/&lt;archive name&gt;&lt;date&gt;&lt;number&gt;.bar</text:p>
      <text:p text:style-name="Text_20_Body_20_Start">will create an incremental data file with the name</text:p>
      <text:p text:style-name="P36">&lt;path&gt;/&lt;archive name&gt;.bid</text:p>
      <text:p text:style-name="Text_20_Body_20_Start"><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9">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35">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oft-page-break/><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14319769620457"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ext:soft-page-break/>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7">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text:soft-page-break/>Note:<text:tab/>There is no way to restore the archive content if you forgot the pass phrase!</text:p>
      <text:p text:style-name="Text_20_Body_20_Start">Examples:</text:p>
      <text:p text:style-name="P83">bar ‑‑create home.bar /home –<text:span text:style-name="T93">crypt</text:span>-algorithm=<text:span text:style-name="T93">AES256 ‑‑crypt-password=secret</text:span></text:p>
      <text:p text:style-name="P85">bar ‑‑create home.bar /home -z <text:span text:style-name="T93">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text:soft-page-break/>--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3968406336424"/><text:alphabetical-index-mark-start text:id="IMark93968439437496"/>URI<text:alphabetical-index-mark-end text:id="IMark93968439437496"/><text:alphabetical-index-mark-end text:id="IMark9396840633642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ext:soft-page-break/>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_20_Cont.">webdav://[&lt;login name&gt;[:&lt;login password&gt;]@]&lt;server name&gt;/&lt;file name&gt;</text:p>
      <text:p text:style-name="P38">webdav<text:span text:style-name="T96">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Standard">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Standard">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text:soft-page-break/>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soft-page-break/><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6</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P95" text:outline-level="2"><text:bookmark-start text:name="__RefHeading__12406_1972768539"/><text:soft-page-break/>Master and Slave<text:bookmark-end text:name="__RefHeading__12406_1972768539"/></text:h>
      <text:p text:style-name="Text_20_Body_20_Start"><text:span text:style-name="T105">Several instances of a </text:span><text:span text:style-name="Name"><text:span text:style-name="T105">BAR</text:span></text:span><text:span text:style-name="T105">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4">in the job setting </text:span>accordingly to the host where the <text:span text:style-name="Name"><text:span text:style-name="T103">BAR</text:span></text:span><text:span text:style-name="T103">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114321045879218" text:continue-numbering="true" text:style-name="List_20_1">
        <text:list-item>
          <text:p text:style-name="List_20_1">define at least one job on the master for the slave which should be paired</text:p>
        </text:list-item>
        <text:list-item>
          <text:p text:style-name="List_20_1">start the <text:span text:style-name="Name">BAR</text:span> server slave instance and</text:p>
        </text:list-item>
      </text:list>
      <text:list xml:id="list1983510530"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4">the </text:span><text:span text:style-name="Name">BAR</text:span> <text:span text:style-name="T104">server slave instance </text:span>is running.</text:p>
      <text:list xml:id="list114319613609150" text:continue-numbering="true" text:style-name="List_20_2">
        <text:list-item>
          <text:p text:style-name="List_20_2_20_End"><text:span text:style-name="T104">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P30">The <text:span text:style-name="Name"><text:span text:style-name="T104">BAR</text:span></text:span><text:span text:style-name="T104"> server </text:span>master <text:span text:style-name="T80">has</text:span> <text:span text:style-name="T104">a </text:span>time window of 120s to pair with <text:span text:style-name="T106">the </text:span>slave. <text:span text:style-name="T81">The master do this automatically when there is a least on job defined for the slave.</text:span></text:p>
      <text:h text:style-name="P96"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8">periodically checked and </text:span>added automatically if</text:p>
      <text:list xml:id="list114320770413491" text:continue-list="list114321045879218" text:style-name="List_20_1">
        <text:list-item>
          <text:p text:style-name="P141"><text:soft-page-break/>the archive files are stored either in the file system, on a ftp server, scp/sftp server, or a we<text:span text:style-name="T28">bdav</text:span> server and</text:p>
        </text:list-item>
        <text:list-item>
          <text:p text:style-name="P109">the name suffix is <text:span text:style-name="Filename">.bar,</text:span> and</text:p>
        </text:list-item>
        <text:list-item>
          <text:p text:style-name="P130">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40">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2">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114321291643765"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15"><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15"><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15"><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15">‑‑<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40"><text:soft-page-break/>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Standard">If no server 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11"><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Standard">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Standard">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3">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11431945191034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Standard">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2">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1645081303" text:style-name="L8">
        <text:list-item>
          <text:p text:style-name="P93"><text:span text:style-name="T82">slave host to run the job </text:span><text:span text:style-name="Number_20_Mark"><text:span text:style-name="T40">B</text:span></text:span></text:p>
        </text:list-item>
        <text:list-item>
          <text:p text:style-name="P92">included entry names</text:p>
        </text:list-item>
      </text:list>
      <text:list xml:id="list114321133340905" text:continue-list="list114319451910347" text:style-name="List_20_1">
        <text:list-item>
          <text:p text:style-name="List_20_1">included images</text:p>
        </text:list-item>
        <text:list-item>
          <text:p text:style-name="P116">filters and mounts</text:p>
        </text:list-item>
        <text:list-item>
          <text:p text:style-name="List_20_1">storage information</text:p>
        </text:list-item>
        <text:list-item>
          <text:p text:style-name="P116">scripts</text:p>
        </text:list-item>
        <text:list-item>
          <text:p text:style-name="P117">schedule information</text:p>
        </text:list-item>
        <text:list-item>
          <text:p text:style-name="P125">comments</text:p>
        </text:list-item>
      </text:list>
      <text:p text:style-name="Table_20_Contents">The jobs tab have some sub-tabs to edit these pieces of data.</text:p>
      <text:h text:style-name="P105" text:outline-level="4"><text:bookmark-start text:name="__RefHeading__16278_1510295094"/>Entries<text:bookmark-end text:name="__RefHeading__16278_1510295094"/></text:h>
      <text:p text:style-name="Standard">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3"><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9"><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4"><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4"><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56">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5"><draw:text-box fo:min-height="93.13mm"><text:p text:style-name="Figure"><draw:frame draw:style-name="fr14" draw:name="graphics4" text:anchor-type="paragraph" svg:width="111.39mm" svg:height="93.13mm" draw:z-index="14"><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4"><draw:frame draw:style-name="fr2" draw:name="Frame5" text:anchor-type="paragraph" svg:width="111.39mm" draw:z-index="19"><draw:text-box fo:min-height="93.13mm"><text:p text:style-name="Filters"><draw:frame draw:style-name="fr14" draw:name="graphics5" text:anchor-type="paragraph" svg:width="111.39mm" svg:height="93.13mm" draw:z-index="20"><draw:image xlink:href="../images/storage.png" xlink:type="simple" xlink:show="embed" xlink:actuate="onLoad" loext:mime-type="image/png"/></draw:frame>Figure <text:sequence text:ref-name="refFigure4" text:name="Figure" text:formula="ooow:Figure+1" style:num-format="1">5</text:sequence>: Storage</text:p></draw:text-box></draw:frame><text:soft-page-break/><text:span text:style-name="T45">Created archives may be unlimited or splitted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16"><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12"><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Standard"><draw:frame draw:style-name="fr4" draw:name="Frame6" text:anchor-type="paragraph" svg:width="112.2mm" style:rel-width="66%" svg:height="86.45mm" draw:z-index="17"><draw:text-box fo:min-height="35%"><text:p text:style-name="Figure"><draw:frame draw:style-name="fr17" draw:name="Image5" text:anchor-type="paragraph" svg:width="170mm" style:rel-width="100%" svg:height="118.96mm" style:rel-height="scale" draw:z-index="18"><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106" text:outline-level="4"><text:bookmark-start text:name="__RefHeading__14185_608817561"/>Scripts<text:bookmark-end text:name="__RefHeading__14185_608817561"/></text:h>
      <text:p text:style-name="P27"><draw:frame draw:style-name="fr5" draw:name="Frame14" text:anchor-type="paragraph" svg:width="112.2mm" style:rel-width="66%" svg:height="94.23mm" style:rel-height="scale-min" draw:z-index="21"><draw:text-box><text:p text:style-name="Figure"><draw:frame draw:style-name="fr17" draw:name="Image9" text:anchor-type="paragraph" svg:width="112.2mm" style:rel-width="100%" svg:height="94.23mm" style:rel-height="scale" draw:z-index="22"><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5">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7">A job will be executed only if it was missed for max. 30 days.</text:span></text:p>
      <text:h text:style-name="P107" text:outline-level="4"><draw:frame draw:style-name="fr2" draw:name="Frame7" text:anchor-type="paragraph" svg:width="111.39mm" draw:z-index="6"><draw:text-box fo:min-height="93.13mm"><text:p text:style-name="Figure"><draw:frame draw:style-name="fr14" draw:name="graphics6" text:anchor-type="paragraph" svg:width="111.39mm" svg:height="93.13mm" draw:z-index="15"><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Standard"><draw:frame draw:style-name="fr6" draw:name="Frame12" text:anchor-type="paragraph" svg:width="111.13mm" draw:z-index="33"><draw:text-box fo:min-height="91.93mm"><text:p text:style-name="Figure"><draw:frame draw:style-name="fr17" draw:name="Image4" text:anchor-type="paragraph" svg:width="111.13mm" style:rel-width="100%" svg:height="91.93mm" style:rel-height="scale" draw:z-index="34"><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9">(see example figure </text:span><text:span text:style-name="T89"><text:sequence-ref text:reference-format="value" text:ref-name="refFigure8">9</text:sequence-ref></text:span><text:span text:style-name="T89">: </text:span><text:span text:style-name="T89"><text:sequence-ref text:reference-format="caption" text:ref-name="refFigure8">Persistenc</text:sequence-ref></text:span><text:span text:style-name="T89">) the time periods to keep created archives can be defined. For each archive type the minimal number of entities to keep </text:span><text:span text:style-name="Number_20_Mark"><text:span text:style-name="T55">H</text:span></text:span><text:span text:style-name="T88">, the maximal number of entities to keep </text:span><text:span text:style-name="Number_20_Mark"><text:span text:style-name="T55">I</text:span></text:span><text:span text:style-name="T88"> and the maximal age of an entity </text:span><text:span text:style-name="Number_20_Mark"><text:span text:style-name="T55">J</text:span></text:span><text:span text:style-name="T88">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8"><text:soft-page-break/>A typical persistence setup could be:</text:p>
      <text:list xml:id="list114320301782861" text:continue-numbering="true" text:style-name="List_20_1">
        <text:list-item>
          <text:p text:style-name="List_20_1">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07"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00" text:outline-level="3"><text:bookmark-start text:name="__RefHeading__12410_1972768539"/>Restore tab<text:bookmark-end text:name="__RefHeading__12410_1972768539"/></text:h>
      <text:p text:style-name="Standard">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52">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Standard">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20">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51">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8">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8">If one or more archives are selected in the top list only entries in those archives are listed in the bottom list. With the <draw:frame draw:style-name="fr15" draw:name="Image6" text:anchor-type="as-char" svg:width="3.88mm" svg:height="3.88mm" draw:z-index="8"><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4"><draw:image xlink:href="Pictures/100000000000000B0000000B4DFF7AF9EE6CBD7C.png" xlink:type="simple" xlink:show="embed" xlink:actuate="onLoad" loext:mime-type="image/png"/></draw:frame><text:s/>button the selection can be cleared.</text:p>
      <text:p text:style-name="P21">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20"><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text:soft-page-break/>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7"><draw:text-box fo:min-height="84.54mm"><text:p text:style-name="Figure"><draw:frame draw:style-name="fr18" draw:name="graphics9" text:anchor-type="paragraph" svg:width="100.86mm" svg:height="84.31mm" draw:z-index="10"><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3"><draw:text-box fo:min-height="58%" fo:min-width="112.2mm"><text:p text:style-name="Figure"><draw:frame draw:style-name="fr17" draw:name="Image8" text:anchor-type="paragraph" svg:width="170mm" style:rel-width="100%" svg:height="142.68mm" style:rel-height="scale" draw:z-index="24"><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04"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50">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114321644626811" text:continue-numbering="true" text:style-name="List_20_1">
        <text:list-item>
          <text:p text:style-name="P118"><text:span text:style-name="T49">temporary directory </text:span><text:span text:style-name="Number_20_Mark"><text:span text:style-name="T49">B</text:span></text:span><text:span text:style-name="T49">,</text:span></text:p>
        </text:list-item>
        <text:list-item>
          <text:p text:style-name="P118"><text:span text:style-name="T49">the nice level </text:span><text:span text:style-name="Number_20_Mark"><text:span text:style-name="T49">C</text:span></text:span><text:span text:style-name="T49">,</text:span></text:p>
        </text:list-item>
        <text:list-item>
          <text:p text:style-name="P118"><text:span text:style-name="T49">the max. number of compress and encryption threads </text:span><text:span text:style-name="Number_20_Mark"><text:span text:style-name="T49">D</text:span></text:span><text:span text:style-name="T49">,</text:span></text:p>
        </text:list-item>
        <text:list-item>
          <text:p text:style-name="P118"><text:span text:style-name="T49">the minimal compress size </text:span><text:span text:style-name="Number_20_Mark"><text:span text:style-name="T49">E</text:span></text:span><text:span text:style-name="T49">,</text:span></text:p>
        </text:list-item>
        <text:list-item>
          <text:p text:style-name="P119">the jobs directory <text:span text:style-name="Number_20_Mark">F</text:span>,</text:p>
        </text:list-item>
        <text:list-item>
          <text:p text:style-name="P119">the max. size of files included in a continuous backup <text:span text:style-name="Number_20_Mark">G</text:span>,</text:p>
        </text:list-item>
        <text:list-item>
          <text:p text:style-name="P119">the file name of the index database <text:span text:style-name="Number_20_Mark">H</text:span> and if index auto-updates should be active <text:span text:style-name="Number_20_Mark">I</text:span>,</text:p>
        </text:list-item>
        <text:list-item>
          <text:p text:style-name="P119"><draw:frame draw:style-name="fr8" draw:name="Frame9" text:anchor-type="paragraph" svg:y="6.86mm" style:rel-width="66%" svg:height="71.3mm" draw:z-index="25"><draw:text-box fo:min-height="30%" fo:min-width="112.2mm"><text:p text:style-name="Figure"><draw:frame draw:style-name="fr17" draw:name="Image1" text:anchor-type="paragraph" svg:width="163.65mm" style:rel-width="100%" svg:height="89.09mm" style:rel-height="scale" draw:z-index="26"><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Standard">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6"><draw:frame draw:style-name="fr9" draw:name="Frame10" text:anchor-type="paragraph" svg:x="0mm" svg:y="15.08mm" style:rel-width="100%" svg:height="71.63mm" draw:z-index="27"><draw:text-box fo:min-height="29%" fo:min-width="170mm"><text:p text:style-name="Figure"><draw:frame draw:style-name="fr17" draw:name="Image2" text:anchor-type="paragraph" svg:width="170mm" style:rel-width="100%" svg:height="92.55mm" style:rel-height="scale"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9"><draw:text-box fo:min-height="92.55mm"><text:p text:style-name="Figure"><draw:frame draw:style-name="fr17" draw:name="Image10" text:anchor-type="paragraph" svg:width="170mm" style:rel-width="100%" svg:height="92.55mm" style:rel-height="scale" draw:z-index="30"><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oft-page-break/><text:span text:style-name="T49">Verbosity &amp; </text:span>Log<text:bookmark-end text:name="__RefHeading__12259_695893263"/></text:h>
      <text:p text:style-name="Standard">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114321358661136" text:continue-numbering="true" text:style-name="List_20_1">
        <text:list-item>
          <text:p text:style-name="P120">log <text:span text:style-name="T50">level </text:span><text:span text:style-name="Number_20_Mark"><text:span text:style-name="T50">B</text:span></text:span><text:span text:style-name="T50">,</text:span></text:p>
        </text:list-item>
        <text:list-item>
          <text:p text:style-name="P120"><text:span text:style-name="T50">the log </text:span>types <text:span text:style-name="Number_20_Mark"><text:span text:style-name="T50">C</text:span></text:span>,</text:p>
        </text:list-item>
        <text:list-item>
          <text:p text:style-name="P120">the log file name <text:span text:style-name="Number_20_Mark"><text:span text:style-name="T50">D</text:span></text:span>,</text:p>
        </text:list-item>
        <text:list-item>
          <text:p text:style-name="P120">the log format <text:span text:style-name="Number_20_Mark"><text:span text:style-name="T50">E</text:span></text:span><text:span text:style-name="T50"> </text:span>and</text:p>
        </text:list-item>
        <text:list-item>
          <text:p text:style-name="P120"><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31"><draw:text-box fo:min-height="92.55mm"><text:p text:style-name="Figure"><draw:frame draw:style-name="fr17" draw:name="Image3" text:anchor-type="paragraph" svg:width="170mm" style:rel-width="100%" svg:height="92.55mm" style:rel-height="scale" draw:z-index="32"><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3273023710"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114321444419605" text:continue-list="list114321358661136"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114322100256156" text:continue-list="list3273023710" text:style-name="Numbering_20_1">
        <text:list-item>
          <text:h text:style-name="Alpha2" text:outline-level="2"><text:bookmark-start text:name="__RefHeading__15956_1674148630"/><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114322458356725" text:continue-list="list11432144441960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Standard">The backup job is executed automatically at the specified time<text:note text:id="ftn16" text:note-class="footnote"><text:note-citation>16</text:note-citation><text:note-body><text:p text:style-name="P55">The exact time may be later than the specified time if some other jobs are running before.</text:p></text:note-body></text:note> <text:span text:style-name="T22">each day </text:span>as a full backup.</text:p>
      <text:list xml:id="list114321913237250" text:continue-list="list114322100256156"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114321484743152" text:continue-list="list114322458356725" text:style-name="List_20_1">
        <text:list-item>
          <text:p text:style-name="P137">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21">select for <text:span text:style-name="T22">the t</text:span><text:span text:style-name="Name">ype</text:span> <text:span text:style-name="Name">full</text:span></text:p>
        </text:list-item>
        <text:list-item>
          <text:p text:style-name="P12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21"><text:span text:style-name="Name"><text:span text:style-name="T6">select for the type </text:span></text:span><text:span text:style-name="Name"><text:span text:style-name="T2">incremental</text:span></text:span></text:p>
        </text:list-item>
        <text:list-item>
          <text:p text:style-name="P126">verify <text:span text:style-name="T22">that </text:span><text:span text:style-name="Name">enabled</text:span> is checked</text:p>
        </text:list-item>
      </text:list>
      <text:list xml:id="list114321677008937" text:continue-list="list114321913237250" text:style-name="Numbering_20_1">
        <text:list-item>
          <text:h text:style-name="Alpha2" text:outline-level="2"><text:bookmark-start text:name="__RefHeading__15960_1674148630"/><text:soft-page-break/><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114322458418313" text:continue-list="list114321484743152" text:style-name="List_20_1">
        <text:list-item>
          <text:p text:style-name="P137">switch to the <text:span text:style-name="Name">Jobs</text:span> tab. In the <text:span text:style-name="Name">Schedule</text:span> sub-tab add a new schedule entry and define * <text:span text:style-name="T22">for the date, <text:s/>time and week day</text:span>.</text:p>
        </text:list-item>
        <text:list-item>
          <text:p text:style-name="P121">select for <text:span text:style-name="T22">the t</text:span><text:span text:style-name="Name">ype</text:span> <text:span text:style-name="Name"><text:span text:style-name="T22">continuous</text:span></text:span></text:p>
        </text:list-item>
        <text:list-item>
          <text:p text:style-name="P127">select some interval time when the continuous backup should be executed. A good choice maybe 30min which means every 30min a backup job is started storing all entries which were changed in the last 30min.</text:p>
        </text:list-item>
      </text:list>
      <text:p text:style-name="P49">Note: continuous backups may require a lot of archive space depending on the size of the files to store, how often the are modified and <text:span text:style-name="T35">time interval </text:span>the backup is executed. </text:p>
      <text:list xml:id="list114322466110566" text:continue-list="list114321677008937"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114322395467486" text:continue-list="list114322458418313" text:style-name="List_20_1">
        <text:list-item>
          <text:p text:style-name="P138"><text:span text:style-name="Name"><text:span text:style-name="T5">switch to the </text:span></text:span><text:span text:style-name="Name"><text:span text:style-name="T3">Restore</text:span></text:span><text:span text:style-name="Name"><text:span text:style-name="T7"> tab</text:span></text:span></text:p>
        </text:list-item>
        <text:list-item>
          <text:p text:style-name="P13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3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3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3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14321384190113" text:continue-list="list11432246611056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114321612387592" text:continue-list="list114322395467486" text:style-name="List_20_1">
        <text:list-item>
          <text:p text:style-name="P138"><text:span text:style-name="Name"><text:span text:style-name="T5">switch to the </text:span></text:span><text:span text:style-name="Name"><text:span text:style-name="T23">Restore</text:span></text:span><text:span text:style-name="Name"><text:span text:style-name="T7"> tab</text:span></text:span></text:p>
        </text:list-item>
        <text:list-item>
          <text:p text:style-name="P13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3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3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98" text:outline-level="1"/>
      <text:h text:style-name="P99" text:outline-level="1"><text:bookmark-start text:name="__RefHeading__15744_1674148630"/>Appendix<text:bookmark-end text:name="__RefHeading__15744_1674148630"/></text:h>
      <text:h text:style-name="P97" text:outline-level="2"><text:bookmark-start text:name="__RefHeading__8616_961238848"/>Tools<text:bookmark-end text:name="__RefHeading__8616_961238848"/></text:h>
      <text:p text:style-name="Text_20_Body_20_Start">The following tools are part of <text:span text:style-name="Command">BAR</text:span>:</text:p>
      <text:list xml:id="list114322254310893"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40"><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8</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3968461928584"/>--create<text:alphabetical-index-mark-end text:id="IMark93968461928584"/>, <text:alphabetical-index-mark-start text:id="IMark93968439347720"/>-c<text:alphabetical-index-mark-end text:id="IMark93968439347720"/></text:p>
      <text:p text:style-name="Option_20_Start">Create an archive with files, directories, links, hard links and special files like device-, pipes- and sockets-descriptors.</text:p>
      <text:p text:style-name="Option_20_title"><text:alphabetical-index-mark-start text:id="IMark93968439323592"/>--image<text:alphabetical-index-mark-end text:id="IMark93968439323592"/>, <text:alphabetical-index-mark-start text:id="IMark93968458909016"/>-m<text:alphabetical-index-mark-end text:id="IMark93968458909016"/></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3968470589080"/>--list<text:alphabetical-index-mark-end text:id="IMark93968470589080"/>, <text:alphabetical-index-mark-start text:id="IMark93968470212808"/>-l<text:alphabetical-index-mark-end text:id="IMark93968470212808"/></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3968470692216"/>--test<text:alphabetical-index-mark-end text:id="IMark93968470692216"/>, <text:alphabetical-index-mark-start text:id="IMark93968467835384"/>-t<text:alphabetical-index-mark-end text:id="IMark93968467835384"/></text:p>
      <text:p text:style-name="Option_20_Start">Test content integrity of archives.</text:p>
      <text:p text:style-name="Option_20_title"><text:alphabetical-index-mark-start text:id="IMark93968461928584"/>--compare<text:alphabetical-index-mark-end text:id="IMark93968461928584"/>, <text:alphabetical-index-mark-start text:id="IMark93968461897848"/>-d<text:alphabetical-index-mark-end text:id="IMark93968461897848"/></text:p>
      <text:p text:style-name="Option_20_Start">Compare content of archives with content in file system.</text:p>
      <text:p text:style-name="Option_20_title"><text:alphabetical-index-mark-start text:id="IMark93968439323592"/>--extract<text:alphabetical-index-mark-end text:id="IMark93968439323592"/>, <text:alphabetical-index-mark-start text:id="IMark93968461913416"/>-x<text:alphabetical-index-mark-end text:id="IMark93968461913416"/></text:p>
      <text:p text:style-name="Option_20_Start">Extract content of archives.</text:p>
      <text:p text:style-name="Option_20_title"><text:alphabetical-index-mark-start text:id="IMark93968461873912"/>--generate-keys<text:alphabetical-index-mark-end text:id="IMark9396846187391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3968461873912"/>--generate-keys-bits<text:alphabetical-index-mark-end text:id="IMark93968461873912"/>=&lt;n&gt;</text:p>
      <text:p text:style-name="Option_20_Start">Specify number of bits to use for a RSA key pair. It can be 1024, 2048 or 3072 bits. Default value are 2048 bits.</text:p>
      <text:p text:style-name="Option_20_title"><text:soft-page-break/><text:alphabetical-index-mark-start text:id="IMark93968449289880"/>--<text:span text:style-name="T72">generate-keys-mode</text:span><text:alphabetical-index-mark-end text:id="IMark93968449289880"/><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Option_20_title"><text:alphabetical-index-mark-start text:id="IMark93968461952344"/>--pre-command<text:alphabetical-index-mark-end text:id="IMark93968461952344"/>=&lt;command&gt;</text:p>
      <text:p text:style-name="Option_20_Start">Command to execute before a job is started.</text:p>
      <text:p text:style-name="Option_20_Start">Available macros: %name.</text:p>
      <text:p text:style-name="Option_20_title"><text:alphabetical-index-mark-start text:id="IMark93968470539608"/>--post-command<text:alphabetical-index-mark-end text:id="IMark93968470539608"/>=&lt;command&gt;</text:p>
      <text:p text:style-name="Option_20_Start">Command to execute after a job terminated.</text:p>
      <text:p text:style-name="Option_20_Start">Available macros: %name.</text:p>
      <text:p text:style-name="Option_20_title"><text:alphabetical-index-mark-start text:id="IMark93968455535144"/>--mount<text:alphabetical-index-mark-end text:id="IMark9396845553514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3968415882136"/>--include<text:alphabetical-index-mark-end text:id="IMark93968415882136"/>=&lt;pattern&gt;, <text:alphabetical-index-mark-start text:id="IMark93968461907096"/>-#<text:alphabetical-index-mark-end text:id="IMark9396846190709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93968461948312"/>--include-command<text:bookmark-start text:name="__DdeLink__11102_1674148630"/><text:alphabetical-index-mark-end text:id="IMark9396846194831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3968461952344"/>--exclude<text:alphabetical-index-mark-end text:id="IMark93968461952344"/>=&lt;pattern&gt;, <text:alphabetical-index-mark-start text:id="IMark93968449289880"/>-!<text:alphabetical-index-mark-end text:id="IMark9396844928988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3968470223992"/>--exclude-command<text:alphabetical-index-mark-end text:id="IMark9396847022399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text:soft-page-break/>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3968461873912"/>--mount<text:alphabetical-index-mark-end text:id="IMark93968461873912"/>=&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01" text:outline-level="3"><text:bookmark-start text:name="__RefHeading__16294_1510295094"/>Incremental/Differential archives<text:bookmark-end text:name="__RefHeading__16294_1510295094"/></text:h>
      <text:p text:style-name="P42"><text:alphabetical-index-mark-start text:id="IMark93968461952344"/>--normal<text:alphabetical-index-mark-end text:id="IMark93968461952344"/></text:p>
      <text:p text:style-name="Option_20_Start">Create a normal archive. No incremental data is used or stored.</text:p>
      <text:p text:style-name="Option_20_title"><text:alphabetical-index-mark-start text:id="IMark93968405098136"/><text:span text:style-name="T12">--full</text:span><text:alphabetical-index-mark-end text:id="IMark93968405098136"/><text:span text:style-name="T12">, </text:span><text:alphabetical-index-mark-start text:id="IMark93968461951976"/><text:span text:style-name="T12">-f</text:span><text:alphabetical-index-mark-end text:id="IMark93968461951976"/></text:p>
      <text:p text:style-name="Option_20_Start">Create a full archive and store incremental data.</text:p>
      <text:p text:style-name="Option_20_title"><text:alphabetical-index-mark-start text:id="IMark93968470567672"/><text:span text:style-name="T12">--incremental</text:span><text:alphabetical-index-mark-end text:id="IMark93968470567672"/><text:span text:style-name="T12">, </text:span><text:alphabetical-index-mark-start text:id="IMark93968461928584"/><text:span text:style-name="T12">-i</text:span><text:alphabetical-index-mark-end text:id="IMark93968461928584"/></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alphabetical-index-mark-start text:id="IMark93968439608776"/><text:span text:style-name="T12">--incremental-list-file</text:span><text:alphabetical-index-mark-end text:id="IMark93968439608776"/><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42"><text:alphabetical-index-mark-start text:id="IMark93968470198888"/>--differential<text:alphabetical-index-mark-end text:id="IMark93968470198888"/></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3968449288952"/>--compress-algorithm<text:alphabetical-index-mark-end text:id="IMark93968449288952"/>, <text:alphabetical-index-mark-start text:id="IMark93968470212808"/>-z<text:alphabetical-index-mark-end text:id="IMark93968470212808"/></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5">Zstandard [</text:span><text:span text:style-name="T95"><text:reference-ref text:reference-format="text" text:ref-name="Zstd">Zstandard</text:reference-ref></text:span><text:span text:style-name="T95">],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text:soft-page-break/>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ext:soft-page-break/>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4">zstd0</text:p>
          </table:table-cell>
          <table:table-cell table:style-name="CompressionAlgorihtms.B2" office:value-type="string">
            <text:p text:style-name="P14">Zstandard compression level 0</text:p>
          </table:table-cell>
        </table:table-row>
        <table:table-row>
          <table:table-cell table:style-name="CompressionAlgorihtms.A2" office:value-type="string">
            <text:p text:style-name="P14">zstd1</text:p>
          </table:table-cell>
          <table:table-cell table:style-name="CompressionAlgorihtms.B2" office:value-type="string">
            <text:p text:style-name="P14">Zstandard compression level 1</text:p>
          </table:table-cell>
        </table:table-row>
        <table:table-row>
          <table:table-cell table:style-name="CompressionAlgorihtms.A2" office:value-type="string">
            <text:p text:style-name="P14">zstd2</text:p>
          </table:table-cell>
          <table:table-cell table:style-name="CompressionAlgorihtms.B2" office:value-type="string">
            <text:p text:style-name="P14">Zstandard compression level 2</text:p>
          </table:table-cell>
        </table:table-row>
        <table:table-row>
          <table:table-cell table:style-name="CompressionAlgorihtms.A2" office:value-type="string">
            <text:p text:style-name="P14">zstd3</text:p>
          </table:table-cell>
          <table:table-cell table:style-name="CompressionAlgorihtms.B2" office:value-type="string">
            <text:p text:style-name="P14">Zstandard compression level 3</text:p>
          </table:table-cell>
        </table:table-row>
        <table:table-row>
          <table:table-cell table:style-name="CompressionAlgorihtms.A2" office:value-type="string">
            <text:p text:style-name="P14">zstd4</text:p>
          </table:table-cell>
          <table:table-cell table:style-name="CompressionAlgorihtms.B2" office:value-type="string">
            <text:p text:style-name="P14">Zstandard compression level 4</text:p>
          </table:table-cell>
        </table:table-row>
        <table:table-row>
          <table:table-cell table:style-name="CompressionAlgorihtms.A2" office:value-type="string">
            <text:p text:style-name="P14">zstd5</text:p>
          </table:table-cell>
          <table:table-cell table:style-name="CompressionAlgorihtms.B2" office:value-type="string">
            <text:p text:style-name="P14">Zstandard compression level 5</text:p>
          </table:table-cell>
        </table:table-row>
        <table:table-row>
          <table:table-cell table:style-name="CompressionAlgorihtms.A2" office:value-type="string">
            <text:p text:style-name="P14">zstd6</text:p>
          </table:table-cell>
          <table:table-cell table:style-name="CompressionAlgorihtms.B2" office:value-type="string">
            <text:p text:style-name="P14">Zstandard compression level 6</text:p>
          </table:table-cell>
        </table:table-row>
        <table:table-row>
          <table:table-cell table:style-name="CompressionAlgorihtms.A2" office:value-type="string">
            <text:p text:style-name="P14">zstd7</text:p>
          </table:table-cell>
          <table:table-cell table:style-name="CompressionAlgorihtms.B2" office:value-type="string">
            <text:p text:style-name="P14">Zstandard compression level 7</text:p>
          </table:table-cell>
        </table:table-row>
        <table:table-row>
          <table:table-cell table:style-name="CompressionAlgorihtms.A2" office:value-type="string">
            <text:p text:style-name="P14">zstd8</text:p>
          </table:table-cell>
          <table:table-cell table:style-name="CompressionAlgorihtms.B2" office:value-type="string">
            <text:p text:style-name="P14">Zstandard compression level 8</text:p>
          </table:table-cell>
        </table:table-row>
        <table:table-row>
          <table:table-cell table:style-name="CompressionAlgorihtms.A2" office:value-type="string">
            <text:p text:style-name="P14">zstd9</text:p>
          </table:table-cell>
          <table:table-cell table:style-name="CompressionAlgorihtms.B2" office:value-type="string">
            <text:p text:style-name="P14">Zstandard compression level 9</text:p>
          </table:table-cell>
        </table:table-row>
        <text:soft-page-break/>
        <table:table-row>
          <table:table-cell table:style-name="CompressionAlgorihtms.A2" office:value-type="string">
            <text:p text:style-name="P14">zstd10</text:p>
          </table:table-cell>
          <table:table-cell table:style-name="CompressionAlgorihtms.B2" office:value-type="string">
            <text:p text:style-name="P14">Zstandard compression level 10</text:p>
          </table:table-cell>
        </table:table-row>
        <table:table-row>
          <table:table-cell table:style-name="CompressionAlgorihtms.A2" office:value-type="string">
            <text:p text:style-name="P14">zstd11</text:p>
          </table:table-cell>
          <table:table-cell table:style-name="CompressionAlgorihtms.B2" office:value-type="string">
            <text:p text:style-name="P14">Zstandard compression level 11</text:p>
          </table:table-cell>
        </table:table-row>
        <table:table-row>
          <table:table-cell table:style-name="CompressionAlgorihtms.A2" office:value-type="string">
            <text:p text:style-name="P14">zstd12</text:p>
          </table:table-cell>
          <table:table-cell table:style-name="CompressionAlgorihtms.B2" office:value-type="string">
            <text:p text:style-name="P14">Zstandard compression level 12</text:p>
          </table:table-cell>
        </table:table-row>
        <table:table-row>
          <table:table-cell table:style-name="CompressionAlgorihtms.A2" office:value-type="string">
            <text:p text:style-name="P14">zstd13</text:p>
          </table:table-cell>
          <table:table-cell table:style-name="CompressionAlgorihtms.B2" office:value-type="string">
            <text:p text:style-name="P14">Zstandard compression level 13</text:p>
          </table:table-cell>
        </table:table-row>
        <table:table-row>
          <table:table-cell table:style-name="CompressionAlgorihtms.A2" office:value-type="string">
            <text:p text:style-name="P14">zstd14</text:p>
          </table:table-cell>
          <table:table-cell table:style-name="CompressionAlgorihtms.B2" office:value-type="string">
            <text:p text:style-name="P14">Zstandard compression level 14</text:p>
          </table:table-cell>
        </table:table-row>
        <table:table-row>
          <table:table-cell table:style-name="CompressionAlgorihtms.A2" office:value-type="string">
            <text:p text:style-name="P14">zstd15</text:p>
          </table:table-cell>
          <table:table-cell table:style-name="CompressionAlgorihtms.B2" office:value-type="string">
            <text:p text:style-name="P14">Zstandard compression level 15</text:p>
          </table:table-cell>
        </table:table-row>
        <table:table-row>
          <table:table-cell table:style-name="CompressionAlgorihtms.A2" office:value-type="string">
            <text:p text:style-name="P14">zstd16</text:p>
          </table:table-cell>
          <table:table-cell table:style-name="CompressionAlgorihtms.B2" office:value-type="string">
            <text:p text:style-name="P14">Zstandard compression level 16</text:p>
          </table:table-cell>
        </table:table-row>
        <table:table-row>
          <table:table-cell table:style-name="CompressionAlgorihtms.A2" office:value-type="string">
            <text:p text:style-name="P14">zstd17</text:p>
          </table:table-cell>
          <table:table-cell table:style-name="CompressionAlgorihtms.B2" office:value-type="string">
            <text:p text:style-name="P14">Zstandard compression level 17</text:p>
          </table:table-cell>
        </table:table-row>
        <table:table-row>
          <table:table-cell table:style-name="CompressionAlgorihtms.A2" office:value-type="string">
            <text:p text:style-name="P14">zstd18</text:p>
          </table:table-cell>
          <table:table-cell table:style-name="CompressionAlgorihtms.B2" office:value-type="string">
            <text:p text:style-name="P14">Zstandard compression level 18</text:p>
          </table:table-cell>
        </table:table-row>
        <table:table-row>
          <table:table-cell table:style-name="CompressionAlgorihtms.A2" office:value-type="string">
            <text:p text:style-name="P14">zstd19</text:p>
          </table:table-cell>
          <table:table-cell table:style-name="CompressionAlgorihtms.B2" office:value-type="string">
            <text:p text:style-name="P14">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3968467838984"/>--compress-min-size<text:alphabetical-index-mark-end text:id="IMark9396846783898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3968470567672"/>--compress-exclude<text:alphabetical-index-mark-end text:id="IMark9396847056767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soft-page-break/><text:alphabetical-index-mark text:string-value="encryption"/>Encryption<text:bookmark-end text:name="__RefHeading__16298_1510295094"/></text:h>
      <text:p text:style-name="Option_20_title"><text:alphabetical-index-mark-start text:id="IMark93968461951976"/>--crypt-algorithm<text:alphabetical-index-mark-end text:id="IMark93968461951976"/>, <text:alphabetical-index-mark-start text:id="IMark93968470589080"/>-y<text:alphabetical-index-mark-end text:id="IMark9396847058908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3968471036248"/>--crypt-type<text:alphabetical-index-mark-end text:id="IMark93968471036248"/>=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3968461871512"/>--crypt-password<text:alphabetical-index-mark-end text:id="IMark939684618715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soft-page-break/><text:alphabetical-index-mark-start text:id="IMark93968470864392"/><text:alphabetical-index-mark-start text:id="IMark93968439508712"/><text:span text:style-name="T75">--crypt-new-password</text:span><text:alphabetical-index-mark-end text:id="IMark93968439508712"/><text:alphabetical-index-mark-end text:id="IMark93968470864392"/><text:span text:style-name="T75">=&lt;password&gt;</text:span></text:p>
      <text:p text:style-name="P72"><text:span text:style-name="T75">New </text:span>crypt password phrase to use.</text:p>
      <text:p text:style-name="P78">Note:<text:tab/>Use this option with care! Password phrases specified on the command line may be stored in the history of your shell, thus can be recovered by displaying the command history.</text:p>
      <text:p text:style-name="Option_20_title"><text:alphabetical-index-mark-start text:id="IMark93968449289880"/>--crypt-public-key<text:alphabetical-index-mark-end text:id="IMark93968449289880"/>=&lt;file name&gt;</text:p>
      <text:p text:style-name="Option_20_Start">Name of file with the RSA encryption public key. <text:span text:style-name="T97">The encryption public key is use to encrypt an archive.</text:span></text:p>
      <text:p text:style-name="Option_20_title"><text:alphabetical-index-mark-start text:id="IMark93968439347720"/>--crypt-private-key<text:alphabetical-index-mark-end text:id="IMark93968439347720"/>=&lt;file name&gt;</text:p>
      <text:p text:style-name="Option_20_Start">Name of file with the RSA encryption private key. <text:span text:style-name="T97">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02" text:outline-level="3"><text:bookmark-start text:name="__RefHeading__12412_1972768539"/>Signatures<text:bookmark-end text:name="__RefHeading__12412_1972768539"/></text:h>
      <text:p text:style-name="Option_20_title"><text:alphabetical-index-mark-start text:id="IMark93968439623592"/>--signatures-public-key<text:alphabetical-index-mark-end text:id="IMark93968439623592"/>=&lt;file name&gt;</text:p>
      <text:p text:style-name="P73">Name of file with the RSA signature public key. The signature public key is used to verify the data integrity of an archive.</text:p>
      <text:p text:style-name="Option_20_title"><text:alphabetical-index-mark-start text:id="IMark93968471009816"/>--signature-private-key<text:alphabetical-index-mark-end text:id="IMark93968471009816"/>=&lt;file name&gt;</text:p>
      <text:p text:style-name="P73">Name of file with the RSA encryption private key. The signature public key is used to add a signature to an archive.</text:p>
      <text:p text:style-name="P79">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3968471021688"/>--force-verify-signatures<text:alphabetical-index-mark-end text:id="IMark93968471021688"/></text:p>
      <text:p text:style-name="P79">Force verification of signatures. If the signature public key is not available or the signature is invalid an error is reported. If this option is not given only a warning may be shown.</text:p>
      <text:p text:style-name="Option_20_title"><text:alphabetical-index-mark-start text:id="IMark93968439872792"/>--skip-verify-signatures<text:alphabetical-index-mark-end text:id="IMark93968439872792"/></text:p>
      <text:p text:style-name="P79">Skip verification of signatures and do not show an error or a warning.</text:p>
      <text:p text:style-name="Option_20_title"><text:alphabetical-index-mark-start text:id="IMark93968471005176"/>--<text:span text:style-name="T98">no-signatures</text:span><text:alphabetical-index-mark-end text:id="IMark93968471005176"/></text:p>
      <text:p text:style-name="P80">Do not <text:span text:style-name="T99">add a </text:span>signature <text:span text:style-name="T99">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3968471038680"/>--archive-part-size<text:alphabetical-index-mark-end text:id="IMark93968471038680"/>=&lt;size&gt;, <text:alphabetical-index-mark-start text:id="IMark93968471039896"/>-s<text:alphabetical-index-mark-end text:id="IMark93968471039896"/>=&lt;size&gt;</text:p>
      <text:p text:style-name="P66">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3968470223992"/>--file-write-pre-command<text:alphabetical-index-mark-end text:id="IMark93968470223992"/>=&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3968470567672"/>--file-write-post-command<text:alphabetical-index-mark-end text:id="IMark9396847056767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3968470182616"/>--ftp-login-name<text:alphabetical-index-mark-end text:id="IMark93968470182616"/>=&lt;name&gt;</text:p>
      <text:p text:style-name="Option_20_Start">Specify the general FTP login name.</text:p>
      <text:p text:style-name="Option_20_title"><text:alphabetical-index-mark-start text:id="IMark93968470888904"/>--ftp-password<text:alphabetical-index-mark-end text:id="IMark93968470888904"/>=&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3968471019320"/>--ftp-max-connections<text:alphabetical-index-mark-end text:id="IMark93968471019320"/>=&lt;n&gt;</text:p>
      <text:p text:style-name="Option_20_note">Specify the max. number of concurrent connections for this FTP server.</text:p>
      <text:p text:style-name="Option_20_title"><text:alphabetical-index-mark-start text:id="IMark93968439458280"/>--ftp-max-storage-size<text:alphabetical-index-mark-end text:id="IMark93968439458280"/>=&lt;size&gt;</text:p>
      <text:p text:style-name="Option_20_note">Specify the max. size in bytes to use for storage for this FTP server.<text:bookmark-end text:name="__DdeLink__10735_1674148630"/></text:p>
      <text:p text:style-name="Option_20_title"><text:alphabetical-index-mark-start text:id="IMark93968471027736"/>--ftp-write-pre-command<text:alphabetical-index-mark-end text:id="IMark93968471027736"/>=&lt;command&gt;</text:p>
      <text:p text:style-name="Option_20_Start">Command to execute before file is transmitted to FTP server.</text:p>
      <text:p text:style-name="Option_20_Start">Available macros: %file, %number.</text:p>
      <text:p text:style-name="Option_20_title"><text:alphabetical-index-mark-start text:id="IMark93968471032600"/>--ftp-write-post-command<text:alphabetical-index-mark-end text:id="IMark9396847103260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3968461907096"/>--ssh-port<text:alphabetical-index-mark-end text:id="IMark93968461907096"/>=&lt;n&gt;</text:p>
      <text:p text:style-name="Option_20_Start">Specify ssh port to use. Default is 22.</text:p>
      <text:p text:style-name="Option_20_title"><text:alphabetical-index-mark-start text:id="IMark93968471044760"/>--ssh-login-name<text:alphabetical-index-mark-end text:id="IMark93968471044760"/>=&lt;name&gt;</text:p>
      <text:p text:style-name="Option_20_Start">Specify the default ssh login name.</text:p>
      <text:p text:style-name="Option_20_title"><text:soft-page-break/><text:alphabetical-index-mark-start text:id="IMark93968439508712"/>--ssh-password<text:alphabetical-index-mark-end text:id="IMark93968439508712"/>=&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8470567672"/>--ssh-public-key<text:alphabetical-index-mark-end text:id="IMark93968470567672"/>=&lt;file name&gt;</text:p>
      <text:p text:style-name="Option_20_Start">Specify the file name with the ssh public key.</text:p>
      <text:p text:style-name="Option_20_title"><text:alphabetical-index-mark-start text:id="IMark93968439347720"/>--ssh-private-key<text:alphabetical-index-mark-end text:id="IMark9396843934772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3968439437496"/>--ssh-max-connections<text:alphabetical-index-mark-end text:id="IMark93968439437496"/>=&lt;n&gt;</text:p>
      <text:p text:style-name="Option_20_note">Specify the max. number of concurrent connections for this SSH/SCP/SFTP server.</text:p>
      <text:p text:style-name="Option_20_title"><text:bookmark-start text:name="__DdeLink__8381_1674148630"/><text:alphabetical-index-mark-start text:id="IMark93968470837720"/>--ssh-max-storage-size<text:alphabetical-index-mark-end text:id="IMark93968470837720"/>=&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3968439291576"/>--scp-write-pre-command<text:alphabetical-index-mark-end text:id="IMark93968439291576"/>=&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3968471028952"/>--scp-write-post-command<text:alphabetical-index-mark-end text:id="IMark93968471028952"/>=&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3968471035032"/>--sftp-write-pre-command<text:alphabetical-index-mark-end text:id="IMark93968471035032"/>=&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3968471051928"/>--sftp-write-post-command<text:alphabetical-index-mark-end text:id="IMark939684710519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3968449288952"/>--webdav-login<text:alphabetical-index-mark-end text:id="IMark93968449288952"/>=&lt;name&gt;</text:p>
      <text:p text:style-name="Option_20_Start">Specify the default WebDAV login name.</text:p>
      <text:p text:style-name="Option_20_title"><text:alphabetical-index-mark-start text:id="IMark93968439508712"/>--webdav-password<text:alphabetical-index-mark-end text:id="IMark93968439508712"/>=&lt;password&gt;</text:p>
      <text:p text:style-name="Option_20_Start">Specify the default WebDAV login password.</text:p>
      <text:p text:style-name="Option_20_note"><text:soft-page-break/>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3968439187368"/>--webdav-max-connections<text:alphabetical-index-mark-end text:id="IMark93968439187368"/>=&lt;n&gt;</text:p>
      <text:p text:style-name="Option_20_note">Specify the max. number of concurrent connections for this WebDAV server.</text:p>
      <text:p text:style-name="Option_20_title"><text:alphabetical-index-mark-start text:id="IMark93968439347720"/>--webdav-max-storage-size<text:alphabetical-index-mark-end text:id="IMark93968439347720"/>=&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93968471013400"/>--webdav-write-pre-command<text:alphabetical-index-mark-end text:id="IMark9396847101340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3968439291576"/>--webdav-write-post-command<text:alphabetical-index-mark-end text:id="IMark9396843929157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3968471022904"/>--cd-device<text:alphabetical-index-mark-end text:id="IMark93968471022904"/>=&lt;device name&gt;, <text:alphabetical-index-mark-start text:id="IMark93968471014584"/>--dvd-device<text:alphabetical-index-mark-end text:id="IMark93968471014584"/>=&lt;device name&gt;, <text:alphabetical-index-mark-start text:id="IMark93968471024088"/>--bd-device<text:alphabetical-index-mark-end text:id="IMark93968471024088"/>=&lt;device name&gt;</text:p>
      <text:p text:style-name="Option_20_Start">Default device name for creating Cds/BDs/DVDs.</text:p>
      <text:p text:style-name="Option_20_title"><text:alphabetical-index-mark-start text:id="IMark93968471009816"/>--cd-request-volume-command<text:alphabetical-index-mark-end text:id="IMark93968471009816"/>=&lt;command&gt;, <text:alphabetical-index-mark-start text:id="IMark93968471025304"/>--dvd-request-volume-command<text:alphabetical-index-mark-end text:id="IMark93968471025304"/>=&lt;command&gt;, <text:alphabetical-index-mark-start text:id="IMark93968439359432"/>--bd-request-volume-command<text:alphabetical-index-mark-end text:id="IMark93968439359432"/>=&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3968471235768"/>--cd-unload-volume-command<text:alphabetical-index-mark-end text:id="IMark93968471235768"/>=&lt;command&gt;, <text:alphabetical-index-mark-start text:id="IMark93968471042328"/>--dvd-unload-volume-command<text:alphabetical-index-mark-end text:id="IMark93968471042328"/>=&lt;command&gt;, <text:alphabetical-index-mark-start text:id="IMark93968470864392"/>--bd-unload-volume-command<text:alphabetical-index-mark-end text:id="IMark9396847086439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3968439187368"/>--cd-load-volume-command<text:alphabetical-index-mark-end text:id="IMark93968439187368"/>=&lt;command&gt;, <text:alphabetical-index-mark-start text:id="IMark93968470197160"/>--dvd-load-volume-command<text:alphabetical-index-mark-end text:id="IMark93968470197160"/>=&lt;command&gt;, <text:alphabetical-index-mark-start text:id="IMark93968470182616"/>--bd-load-volume-command<text:alphabetical-index-mark-end text:id="IMark9396847018261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3968470539608"/>--cd-volume-size<text:alphabetical-index-mark-end text:id="IMark93968470539608"/>=<text:bookmark-start text:name="__DdeLink__5568_1180582065"/>&lt;n&gt;[G|M|K], <text:alphabetical-index-mark-start text:id="IMark93968461897848"/>--dvd-volume-size<text:alphabetical-index-mark-end text:id="IMark93968461897848"/>=&lt;n&gt;[G|M|K], <text:alphabetical-index-mark-start text:id="IMark93968461952344"/>--bd-volume-size<text:alphabetical-index-mark-end text:id="IMark9396846195234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text:soft-page-break/>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3968471270248"/>--cd-image-pre-command<text:alphabetical-index-mark-end text:id="IMark93968471270248"/>=&lt;command&gt;, <text:alphabetical-index-mark-start text:id="IMark93968471047192"/>--dvd-image-pre-command<text:alphabetical-index-mark-end text:id="IMark93968471047192"/>=&lt;command&gt;, <text:alphabetical-index-mark-start text:id="IMark93968461907096"/>--bd-image-pre-command<text:alphabetical-index-mark-end text:id="IMark93968461907096"/>=&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3968471045976"/>--cd-image-post-command<text:alphabetical-index-mark-end text:id="IMark93968471045976"/>=&lt;command&gt;, <text:alphabetical-index-mark-start text:id="IMark93968471037464"/>--dvd-image-post-command<text:alphabetical-index-mark-end text:id="IMark93968471037464"/>=&lt;command&gt;, <text:alphabetical-index-mark-start text:id="IMark93968471043544"/>--bd-image-post-command<text:alphabetical-index-mark-end text:id="IMark93968471043544"/>=&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3968439359432"/>--cd-image-command<text:alphabetical-index-mark-end text:id="IMark93968439359432"/>=&lt;command&gt;, <text:alphabetical-index-mark-start text:id="IMark93968467835384"/>--dvd-image-command<text:alphabetical-index-mark-end text:id="IMark93968467835384"/>=&lt;command&gt;, <text:alphabetical-index-mark-start text:id="IMark93968464359080"/>--bd-image-command<text:alphabetical-index-mark-end text:id="IMark93968464359080"/>=&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3968471311672"/>--cd-ecc-pre-command<text:alphabetical-index-mark-end text:id="IMark93968471311672"/>=&lt;command&gt;, <text:alphabetical-index-mark-start text:id="IMark93968471315240"/>--dvd-ecc-pre-command<text:alphabetical-index-mark-end text:id="IMark93968471315240"/>=&lt;command&gt;, <text:alphabetical-index-mark-start text:id="IMark93968470589080"/>--bd-ecc-pre-command<text:alphabetical-index-mark-end text:id="IMark93968470589080"/>=&lt;command&gt;</text:p>
      <text:p text:style-name="Option_20_Start">Command to execute before error correction codes (ecc) are added to a CD/DVD/BD image.</text:p>
      <text:p text:style-name="Option_20_title"><text:alphabetical-index-mark-start text:id="IMark93968470864392"/>--cd-ecc-post-command<text:alphabetical-index-mark-end text:id="IMark93968470864392"/>=&lt;command&gt;, <text:alphabetical-index-mark-start text:id="IMark93968471005176"/>--dvd-ecc-post-command<text:alphabetical-index-mark-end text:id="IMark93968471005176"/>=&lt;command&gt;, <text:alphabetical-index-mark-start text:id="IMark93968471151624"/>--bd-ecc-post-command<text:alphabetical-index-mark-end text:id="IMark93968471151624"/>=&lt;command&gt;</text:p>
      <text:p text:style-name="Option_20_Start">Command to execute after error correction codes (ecc) are added to a CD/DVD/BD image.</text:p>
      <text:p text:style-name="Option_20_title"><text:alphabetical-index-mark-start text:id="IMark93968471013400"/>--cd-ecc-command<text:alphabetical-index-mark-end text:id="IMark93968471013400"/>=&lt;command&gt;, <text:alphabetical-index-mark-start text:id="IMark93968415882136"/>--dvd-ecc-command<text:alphabetical-index-mark-end text:id="IMark93968415882136"/>=&lt;command&gt;, <text:alphabetical-index-mark-start text:id="IMark93968439872648"/>--bd-ecc-command<text:alphabetical-index-mark-end text:id="IMark93968439872648"/>=&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3968471072728"/><text:span text:style-name="T64">--cd‑blank-command</text:span><text:alphabetical-index-mark-end text:id="IMark93968471072728"/><text:span text:style-name="T64">=&lt;command&gt;, </text:span><text:alphabetical-index-mark-start text:id="IMark93968471025304"/><text:span text:style-name="T64">--dvd-blank-command</text:span><text:alphabetical-index-mark-end text:id="IMark93968471025304"/><text:span text:style-name="T64">=&lt;command&gt;, </text:span><text:alphabetical-index-mark-start text:id="IMark93968449288952"/><text:span text:style-name="T64">--bd-blank-command</text:span><text:alphabetical-index-mark-end text:id="IMark93968449288952"/><text:span text:style-name="T64">=&lt;command&gt;</text:span></text:p>
      <text:p text:style-name="Option_20_Start">Command to blank a CD/DVD/BD medium before writing.</text:p>
      <text:p text:style-name="Option_20_title"><text:alphabetical-index-mark-start text:id="IMark93968470587880"/>--cd-write-pre-command<text:alphabetical-index-mark-end text:id="IMark93968470587880"/>=&lt;command&gt;, <text:alphabetical-index-mark-start text:id="IMark93968471042328"/>--dvd-write-pre-command<text:alphabetical-index-mark-end text:id="IMark93968471042328"/>=&lt;command&gt;, <text:alphabetical-index-mark-start text:id="IMark93968439323592"/>--bd-write-pre-command<text:alphabetical-index-mark-end text:id="IMark93968439323592"/>=&lt;command&gt;</text:p>
      <text:p text:style-name="Option_20_Start">Command to execute before CD/DVD/BD image is written.</text:p>
      <text:p text:style-name="Option_20_title"><text:alphabetical-index-mark-start text:id="IMark93968471047192"/>--cd-write-post-command<text:alphabetical-index-mark-end text:id="IMark93968471047192"/>=&lt;command&gt;, <text:alphabetical-index-mark-start text:id="IMark93968464359080"/>--dvd-write-post-command<text:alphabetical-index-mark-end text:id="IMark93968464359080"/>=&lt;command&gt;, <text:alphabetical-index-mark-start text:id="IMark93968439623592"/>--bd-write-post-command<text:alphabetical-index-mark-end text:id="IMark93968439623592"/>=&lt;command&gt;</text:p>
      <text:p text:style-name="Option_20_Start">Command to execute after CD/DVD/BD image is written.</text:p>
      <text:p text:style-name="Option_20_title"><text:soft-page-break/><text:alphabetical-index-mark-start text:id="IMark93968470875512"/>--cd-write-command<text:alphabetical-index-mark-end text:id="IMark93968470875512"/>=&lt;command&gt;, <text:alphabetical-index-mark-start text:id="IMark93968440908520"/>--dvd-write-command<text:alphabetical-index-mark-end text:id="IMark93968440908520"/>=&lt;command&gt;, <text:alphabetical-index-mark-start text:id="IMark93968440427992"/>--bd-write-command<text:alphabetical-index-mark-end text:id="IMark93968440427992"/>=&lt;command&gt;</text:p>
      <text:p text:style-name="Option_20_Start">Command to write on CD/DVD/BD.</text:p>
      <text:p text:style-name="Option_20_Start">Available macros: %device, %file, %image, %sectors, %number.</text:p>
      <text:p text:style-name="Option_20_title"><text:alphabetical-index-mark-start text:id="IMark93968471038680"/>--cd-write-image-command<text:alphabetical-index-mark-end text:id="IMark93968471038680"/>=&lt;command&gt;, <text:alphabetical-index-mark-start text:id="IMark93968471151624"/>--dvd-write-image-command<text:alphabetical-index-mark-end text:id="IMark93968471151624"/>=&lt;command&gt;, <text:alphabetical-index-mark-start text:id="IMark93968470879176"/>--bd-write-image-command<text:alphabetical-index-mark-end text:id="IMark9396847087917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3968461896408"/>--device<text:alphabetical-index-mark-end text:id="IMark93968461896408"/>=&lt;device name&gt;</text:p>
      <text:p text:style-name="Option_20_Start">Specify default device name.</text:p>
      <text:p text:style-name="Option_20_title"><text:alphabetical-index-mark-start text:id="IMark93968471043544"/>--device-request-volume-command<text:alphabetical-index-mark-end text:id="IMark93968471043544"/>=&lt;command&gt;</text:p>
      <text:p text:style-name="Option_20_Start">Command to request new volume for device.</text:p>
      <text:p text:style-name="Option_20_title"><text:alphabetical-index-mark-start text:id="IMark93968405098136"/>--device-load-volume-command<text:alphabetical-index-mark-end text:id="IMark93968405098136"/>=&lt;command&gt;</text:p>
      <text:p text:style-name="Option_20_Start">Command to load volume for device.</text:p>
      <text:p text:style-name="Option_20_title"><text:alphabetical-index-mark-start text:id="IMark93968471037464"/>--device-unload-volume-command<text:alphabetical-index-mark-end text:id="IMark93968471037464"/>=&lt;command&gt;</text:p>
      <text:p text:style-name="Option_20_Start">Command to unload volume from device.</text:p>
      <text:p text:style-name="Option_20_title"><text:alphabetical-index-mark-start text:id="IMark93968471042328"/>--device-volume-size<text:alphabetical-index-mark-end text:id="IMark93968471042328"/>=&lt;size&gt;</text:p>
      <text:p text:style-name="P66">Device volume size.<text:bookmark text:name="__DdeLink__5570_1180582065"/></text:p>
      <text:p text:style-name="Option_20_title"><text:alphabetical-index-mark-start text:id="IMark93968439608776"/>--device-image-pre-command<text:alphabetical-index-mark-end text:id="IMark93968439608776"/>=&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3968471008632"/>--device-image-post-command<text:alphabetical-index-mark-end text:id="IMark9396847100863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3968461897848"/>--device-image-command<text:alphabetical-index-mark-end text:id="IMark93968461897848"/>=&lt;command&gt;</text:p>
      <text:p text:style-name="Option_20_Start">Command to create a device image.</text:p>
      <text:p text:style-name="Option_20_Start">Available macros: %device, %file, %image, %number.</text:p>
      <text:p text:style-name="Option_20_title"><text:alphabetical-index-mark-start text:id="IMark93968440908520"/>--device-ecc-pre-command<text:alphabetical-index-mark-end text:id="IMark93968440908520"/>=&lt;command&gt;</text:p>
      <text:p text:style-name="Option_20_Start">Command to execute before error correction codes (ecc) are added to a device image.</text:p>
      <text:p text:style-name="Option_20_Start">Note: Still not implemented!</text:p>
      <text:p text:style-name="Option_20_title"><text:soft-page-break/><text:alphabetical-index-mark-start text:id="IMark93968467906632"/>--device-ecc-post-command<text:alphabetical-index-mark-end text:id="IMark93968467906632"/>=&lt;command&gt;</text:p>
      <text:p text:style-name="Option_20_Start">Command to execute after error correction codes (ecc) are added to a device image.</text:p>
      <text:p text:style-name="Option_20_Start">Note: Still not implemented!</text:p>
      <text:p text:style-name="Option_20_title"><text:alphabetical-index-mark-start text:id="IMark93968470864392"/>--device-ecc-command<text:alphabetical-index-mark-end text:id="IMark93968470864392"/>=&lt;command&gt;</text:p>
      <text:p text:style-name="Option_20_Start">Command to added error correction codes (ecc) to a device image.</text:p>
      <text:p text:style-name="Option_20_Start">Note: Still not implemented!</text:p>
      <text:p text:style-name="Option_20_title"><text:alphabetical-index-mark-start text:id="IMark93968461951976"/>--device-blank-command<text:alphabetical-index-mark-end text:id="IMark93968461951976"/>=&lt;command&gt;</text:p>
      <text:p text:style-name="Option_20_Start">Comamnd to blank a device medium before writing.</text:p>
      <text:p text:style-name="Option_20_title"><text:alphabetical-index-mark-start text:id="IMark93968461907096"/>--device-write-pre-command<text:alphabetical-index-mark-end text:id="IMark93968461907096"/>=&lt;command&gt;</text:p>
      <text:p text:style-name="Option_20_Start">Command to execute before device image is written.</text:p>
      <text:p text:style-name="Option_20_Start">Available macros: %device, %file, %image, %number.</text:p>
      <text:p text:style-name="Option_20_title"><text:alphabetical-index-mark-start text:id="IMark93968470830504"/>--device-write-post-command<text:alphabetical-index-mark-end text:id="IMark93968470830504"/>=&lt;command&gt;</text:p>
      <text:p text:style-name="Option_20_Start">Command to execute after device image is written.</text:p>
      <text:p text:style-name="Option_20_Start">Available macros: %device, %file, %image, %number.</text:p>
      <text:p text:style-name="Option_20_title"><text:alphabetical-index-mark-start text:id="IMark93968449288952"/>--device-write-command<text:alphabetical-index-mark-end text:id="IMark93968449288952"/>=&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3968439323592"/>--directory-strip<text:alphabetical-index-mark-end text:id="IMark93968439323592"/>=&lt;n&gt;, <text:alphabetical-index-mark-start text:id="IMark93968471037464"/>-p<text:alphabetical-index-mark-end text:id="IMark93968471037464"/>=&lt;n&gt;</text:p>
      <text:p text:style-name="Option_20_Start">Strip specified number of directory levels from file names of restored files.</text:p>
      <text:p text:style-name="Option_20_title"><text:alphabetical-index-mark-start text:id="IMark93968439187368"/>--destination<text:alphabetical-index-mark-end text:id="IMark93968439187368"/>=&lt;path&gt;</text:p>
      <text:p text:style-name="Option_20_Start">Restore files into specified path.</text:p>
      <text:p text:style-name="Option_20_title"><text:alphabetical-index-mark-start text:id="IMark93968471306088"/>--owner<text:alphabetical-index-mark-end text:id="IMark9396847130608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3968439291576"/>--daemon<text:alphabetical-index-mark-end text:id="IMark93968439291576"/></text:p>
      <text:p text:style-name="Option_20_Start">Run <text:span text:style-name="Name">BAR</text:span> in daemon mode (as a server).</text:p>
      <text:p text:style-name="Option_20_title"><text:alphabetical-index-mark-start text:id="IMark93968471047192"/>--no-detach<text:alphabetical-index-mark-end text:id="IMark93968471047192"/>, <text:alphabetical-index-mark-start text:id="IMark93968461897848"/>-D<text:alphabetical-index-mark-end text:id="IMark93968461897848"/></text:p>
      <text:p text:style-name="Option_20_Start">Do not detach process when running in daemon mode.</text:p>
      <text:p text:style-name="Option_20_title"><text:soft-page-break/><text:alphabetical-index-mark-start text:id="IMark93968470692216"/>--server-port<text:alphabetical-index-mark-end text:id="IMark93968470692216"/>=&lt;n&gt;<text:note text:id="ftn20" text:note-class="footnote"><text:note-citation>20</text:note-citation><text:note-body><text:p text:style-name="P53">Connections on the server port may also accept SSL encrypted connections.</text:p></text:note-body></text:note></text:p>
      <text:p text:style-name="Option_20_Start">Specify server port to use. Default is: 38523.</text:p>
      <text:p text:style-name="Option_20_title"><text:alphabetical-index-mark-start text:id="IMark93968415882136"/>--server-tls-port<text:alphabetical-index-mark-end text:id="IMark93968415882136"/>=&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3968470182616"/>--server-ca-file<text:alphabetical-index-mark-end text:id="IMark93968470182616"/>=&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3968471039896"/>--server-cert-file<text:alphabetical-index-mark-end text:id="IMark93968471039896"/>=&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3968471033816"/>--server-key-file<text:alphabetical-index-mark-end text:id="IMark93968471033816"/>=&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3968471035032"/>--server-password<text:alphabetical-index-mark-end text:id="IMark9396847103503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3968439508712"/>--jobs-directory<text:alphabetical-index-mark-end text:id="IMark93968439508712"/>=&lt;path name&gt;</text:p>
      <text:p text:style-name="Option_20_Start">Specify jobs directory. Default is: <text:span text:style-name="Filename"><text:span text:style-name="T12">/etc/bar/jobs</text:span></text:span>.</text:p>
      <text:p text:style-name="Option_20_title"><text:alphabetical-index-mark-start text:id="IMark93968410509192"/>--nice-level<text:alphabetical-index-mark-end text:id="IMark93968410509192"/>=&lt;n&gt;</text:p>
      <text:p text:style-name="Option_20_Start">Specify the nice-level the server should run. On Linux the nice level may be 0 (not nice) to 19 (very nice).</text:p>
      <text:p text:style-name="Option_20_title"><text:alphabetical-index-mark-start text:id="IMark93968471045976"/>--max-band-width<text:alphabetical-index-mark-end text:id="IMark9396847104597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044858993" text:style-name="L9">
        <text:list-item>
          <text:p text:style-name="P122"><text:bookmark-start text:name="__DdeLink__7433_664228686"/><text:soft-page-break/>year: four digit year</text:p>
        </text:list-item>
        <text:list-item>
          <text:p text:style-name="P122">month: 1..12 or names Jan, Feb, Mar, Apr, May, Jun, Jul, Aug, Sept, Oct, Nov, Dec</text:p>
        </text:list-item>
        <text:list-item>
          <text:p text:style-name="P122">day: 1..31</text:p>
        </text:list-item>
        <text:list-item>
          <text:p text:style-name="P122">week day names: Mon, Tue, Wed, Thu, Fri, Sat, Sun</text:p>
        </text:list-item>
        <text:list-item>
          <text:p text:style-name="P122">hour: 00..23</text:p>
        </text:list-item>
        <text:list-item>
          <text:p text:style-name="P12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3968470223992"/>--remote-bar-executable<text:alphabetical-index-mark-end text:id="IMark93968470223992"/>=&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3968467919064"/>--index-database<text:alphabetical-index-mark-end text:id="IMark93968467919064"/>=&lt;file name&gt;</text:p>
      <text:p text:style-name="Option_20_Start">Specify the file name of the internal index database. Default is: <text:span text:style-name="Filename">/var/lib/bar/index.db</text:span>.</text:p>
      <text:p text:style-name="Option_20_title"><text:alphabetical-index-mark-start text:id="IMark93968461951976"/>--index-database-auto-update<text:alphabetical-index-mark-end text:id="IMark93968461951976"/></text:p>
      <text:p text:style-name="Option_20_Start">Enable automatically update index database with archives found on the file system or some remote server.</text:p>
      <text:p text:style-name="Option_20_title"><text:alphabetical-index-mark-start text:id="IMark93968470837720"/>--index-database-max-band-width<text:alphabetical-index-mark-end text:id="IMark93968470837720"/>=(<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14322517679295" text:continue-list="list11432225431089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text:soft-page-break/>A * mean “do not care” or “always”. If multiple band width limitations are specified the band width limit with the closest matching date/time string before the current date/time will be used.</text:p>
      <text:p text:style-name="Option_20_title"><text:alphabetical-index-mark-start text:id="IMark93968471235768"/>--index-database-keep-time<text:alphabetical-index-mark-end text:id="IMark93968471235768"/>=&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3968470813944"/>--no-index-database<text:alphabetical-index-mark-end text:id="IMark93968470813944"/></text:p>
      <text:p text:style-name="Option_20_Start">Do not store index database for created archives.</text:p>
      <text:h text:style-name="P103" text:outline-level="3"><text:bookmark-start text:name="__RefHeading__10437_873480820"/><text:span text:style-name="T26">Continuous</text:span> database<text:bookmark-end text:name="__RefHeading__10437_873480820"/></text:h>
      <text:p text:style-name="Option_20_title"><text:alphabetical-index-mark-start text:id="IMark93968470813944"/>--<text:span text:style-name="T26">continuous-database</text:span><text:alphabetical-index-mark-end text:id="IMark93968470813944"/><text:span text:style-name="T26">=&lt;file name&gt;</text:span></text:p>
      <text:p text:style-name="P66">Specify the file name of the internal <text:span text:style-name="T26">continuous</text:span> database. Default is <text:span text:style-name="T26">empty to keep the database file in memory only.</text:span></text:p>
      <text:p text:style-name="P59">--<text:span text:style-name="T26">continuous-max-size=&lt;size&gt;</text:span></text:p>
      <text:p text:style-name="P60">Specify the max. size of an entry which should be stored during a contin<text:span text:style-name="T27">u</text:span>ous job. Entries (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93968439187368"/>--log<text:alphabetical-index-mark-end text:id="IMark9396843918736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ext:soft-page-break/>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3968468032456"/>--log-file<text:alphabetical-index-mark-end text:id="IMark93968468032456"/>=&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3968471045976"/>--log-post-command<text:alphabetical-index-mark-end text:id="IMark939684710459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3968471028952"/>--config<text:alphabetical-index-mark-end text:id="IMark93968471028952"/>=&lt;file name&gt;</text:p>
      <text:p text:style-name="Option_20_Start">Read configuration from the specified file.</text:p>
      <text:p text:style-name="Option_20_title"><text:alphabetical-index-mark-start text:id="IMark93968461907096"/>--tmp-directory<text:alphabetical-index-mark-end text:id="IMark93968461907096"/>=&lt;path&gt;</text:p>
      <text:p text:style-name="Option_20_Start">Use the specified directory for temporary files.</text:p>
      <text:p text:style-name="Option_20_title"><text:alphabetical-index-mark-start text:id="IMark93968471024088"/>--max-tmp-size<text:alphabetical-index-mark-end text:id="IMark93968471024088"/>=&lt;size&gt;</text:p>
      <text:p text:style-name="P66">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3968471009816"/>--directory<text:alphabetical-index-mark-end text:id="IMark93968471009816"/>=&lt;path&gt;, <text:alphabetical-index-mark-start text:id="IMark93968471033816"/>-C<text:alphabetical-index-mark-end text:id="IMark93968471033816"/>=&lt;path&gt;</text:p>
      <text:p text:style-name="Option_20_Start">Change to directory.</text:p>
      <text:p text:style-name="P46"><text:soft-page-break/><text:alphabetical-index-mark-start text:id="IMark93968471009816"/>--jobs-directory<text:alphabetical-index-mark-end text:id="IMark93968471009816"/>=&lt;path name&gt;</text:p>
      <text:p text:style-name="P74">Specify jobs directory. Default is: <text:span text:style-name="Filename"><text:span text:style-name="T12">/etc/bar/jobs</text:span></text:span>.</text:p>
      <text:p text:style-name="P46"><text:alphabetical-index-mark-start text:id="IMark93968467838984"/>--<text:span text:style-name="T107">incremental-data</text:span>-directory<text:alphabetical-index-mark-end text:id="IMark93968467838984"/>=&lt;path name&gt;</text:p>
      <text:p text:style-name="P74">Specify directory <text:span text:style-name="T107">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3968470837720"/>--pid-file<text:alphabetical-index-mark-end text:id="IMark93968470837720"/>=&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3968470813944"/>--<text:span text:style-name="T79">pairing-master-file</text:span><text:alphabetical-index-mark-end text:id="IMark93968470813944"/><text:span text:style-name="T79">=&lt;file name&gt;</text:span></text:p>
      <text:p text:style-name="Option_20_Start">File to enable or clear pairing of <text:span text:style-name="T102">a </text:span>master with slave. Write <text:span text:style-name="Command">start</text:span> into this file or <text:span text:style-name="T102">creating </text:span>an empty will start new pairing of <text:span text:style-name="T102">the </text:span>master, <text:span text:style-name="T102">the content </text:span><text:span text:style-name="Command">clear</text:span> <text:span text:style-name="T102">will </text:span>clear <text:span text:style-name="T102">the </text:span>current paired master.</text:p>
      <text:p text:style-name="Option_20_title"><text:alphabetical-index-mark-start text:id="IMark93968471315240"/>--group<text:alphabetical-index-mark-end text:id="IMark93968471315240"/>, <text:alphabetical-index-mark-start text:id="IMark93968471075864"/>-g<text:alphabetical-index-mark-end text:id="IMark93968471075864"/></text:p>
      <text:p text:style-name="Option_20_Start">Group files when listing archive content. </text:p>
      <text:p text:style-name="Option_20_title"><text:alphabetical-index-mark-start text:id="IMark93968468032456"/>--all<text:alphabetical-index-mark-end text:id="IMark93968468032456"/></text:p>
      <text:p text:style-name="Option_20_Start">Show all files, not only the newest version of a file when listing archive content.</text:p>
      <text:p text:style-name="Option_20_title"><text:alphabetical-index-mark-start text:id="IMark93968470223992"/>--long-format<text:alphabetical-index-mark-end text:id="IMark93968470223992"/>, <text:alphabetical-index-mark-start text:id="IMark93968468131688"/>-L<text:alphabetical-index-mark-end text:id="IMark93968468131688"/></text:p>
      <text:p text:style-name="Option_20_Start">Use long output format when listing archive content.</text:p>
      <text:p text:style-name="Option_20_title"><text:alphabetical-index-mark-start text:id="IMark93968471311672"/>--human-format<text:alphabetical-index-mark-end text:id="IMark93968471311672"/>, <text:alphabetical-index-mark-start text:id="IMark93968470864392"/>-H<text:alphabetical-index-mark-end text:id="IMark93968470864392"/></text:p>
      <text:p text:style-name="Option_20_Start">Print sizes in human readable format (number and unit) instead of bytes.</text:p>
      <text:p text:style-name="Option_20_title"><text:alphabetical-index-mark-start text:id="IMark93968471022904"/>--numeric-uid-gid<text:alphabetical-index-mark-end text:id="IMark93968471022904"/></text:p>
      <text:p text:style-name="Option_20_Start">Print user/group ids as numbers instead resolved names.</text:p>
      <text:p text:style-name="Option_20_title"><text:alphabetical-index-mark-start text:id="IMark93968461873912"/>--numeric-permission<text:alphabetical-index-mark-end text:id="IMark93968461873912"/></text:p>
      <text:p text:style-name="Option_20_Start">Print file/directory permissions as octal numbers instead of permission text flags.</text:p>
      <text:p text:style-name="Option_20_title"><text:alphabetical-index-mark-start text:id="IMark93968470879176"/>--no-header-footer<text:alphabetical-index-mark-end text:id="IMark93968470879176"/></text:p>
      <text:p text:style-name="Option_20_Start">Suppress output of header/footer when listing archive content.</text:p>
      <text:p text:style-name="Option_20_title"><text:alphabetical-index-mark-start text:id="IMark93968470589080"/>--delete-old-archive-files<text:alphabetical-index-mark-end text:id="IMark93968470589080"/></text:p>
      <text:p text:style-name="Option_20_Start">Delete all old archive files after creating new archive files.</text:p>
      <text:p text:style-name="Option_20_title"><text:alphabetical-index-mark-start text:id="IMark93968471022904"/>--ignore-no-backup-file<text:alphabetical-index-mark-end text:id="IMark93968471022904"/></text:p>
      <text:p text:style-name="Option_20_Start">Ignore <text:span text:style-name="Filename">.nobackup</text:span>/<text:span text:style-name="Filename">.NOBACKUP</text:span> file and store directories containing this file, too.</text:p>
      <text:p text:style-name="Option_20_title"><text:alphabetical-index-mark-start text:id="IMark93968471051928"/>--ignore-no-dump<text:alphabetical-index-mark-end text:id="IMark9396847105192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soft-page-break/><text:alphabetical-index-mark-start text:id="IMark93968471033816"/>--skip-unreadable <text:alphabetical-index-mark-end text:id="IMark93968471033816"/></text:p>
      <text:p text:style-name="Option_20_Start">Skip unreadable files instead of reporting an error.</text:p>
      <text:p text:style-name="Option_20_title"><text:alphabetical-index-mark-start text:id="IMark93968439347720"/>--force-delta-compression<text:alphabetical-index-mark-end text:id="IMark93968439347720"/></text:p>
      <text:p text:style-name="Option_20_Start">Enable forced delta compression. If no delta compression can be used an error is reported instead of a warning only.</text:p>
      <text:p text:style-name="Option_20_title"><text:alphabetical-index-mark-start text:id="IMark93968461871512"/>--raw-images<text:alphabetical-index-mark-end text:id="IMark9396846187151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93968461871512"/>--no-fragments-check<text:alphabetical-index-mark-end text:id="IMark93968461871512"/></text:p>
      <text:p text:style-name="Option_20_Start">Do not check if a fragmented file is complete.</text:p>
      <text:p text:style-name="Option_20_title"><text:alphabetical-index-mark-start text:id="IMark93968471009816"/>--archive-file-mode<text:alphabetical-index-mark-end text:id="IMark939684710098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3968471044760"/>--overwrite-archive-files<text:alphabetical-index-mark-end text:id="IMark93968471044760"/>, <text:alphabetical-index-mark-start text:id="IMark93968467957688"/>-o<text:alphabetical-index-mark-end text:id="IMark93968467957688"/></text:p>
      <text:p text:style-name="P70">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3968471012184"/>--overwrite-files<text:alphabetical-index-mark-end text:id="IMark93968471012184"/></text:p>
      <text:p text:style-name="Option_20_Start">Overwrite existing files when restoring files instead of reporting an error.</text:p>
      <text:p text:style-name="Option_20_title"><text:alphabetical-index-mark-start text:id="IMark93968410509192"/>--wait-first-volume<text:alphabetical-index-mark-end text:id="IMark939684105091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3968468153144"/>--dry-run<text:alphabetical-index-mark-end text:id="IMark9396846815314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3968471037464"/>--no-storage<text:alphabetical-index-mark-end text:id="IMark93968471037464"/></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3968471019320"/>--no-bar-on-medium<text:alphabetical-index-mark-end text:id="IMark93968471019320"/></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soft-page-break/><text:alphabetical-index-mark-start text:id="IMark93968471030168"/>--<text:span text:style-name="T71">no-stop-on-error</text:span><text:alphabetical-index-mark-end text:id="IMark93968471030168"/></text:p>
      <text:p text:style-name="Option_20_Start">Do not store operation when an error oc<text:span text:style-name="T108">c</text:span>ur. Try to continue with remaining restore.</text:p>
      <text:p text:style-name="Option_20_title"><text:alphabetical-index-mark-start text:id="IMark93968439187368"/>‑‑no-stop-on-attribute-error<text:alphabetical-index-mark-end text:id="IMark93968439187368"/></text:p>
      <text:p text:style-name="P146">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3968439187368"/>--no-default-config<text:alphabetical-index-mark-end text:id="IMark93968439187368"/></text:p>
      <text:p text:style-name="Option_20_Start">Do not read personal configuration file <text:span text:style-name="Filename"><text:span text:style-name="T12">~/.bar/bar.cfg</text:span></text:span><text:span text:style-name="T1">.</text:span></text:p>
      <text:p text:style-name="Option_20_title"><text:alphabetical-index-mark-start text:id="IMark93968468095848"/><text:span text:style-name="T1">--volume-size</text:span><text:alphabetical-index-mark-end text:id="IMark93968468095848"/><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3968468131688"/>--ecc<text:alphabetical-index-mark-end text:id="IMark93968468131688"/></text:p>
      <text:p text:style-name="Option_20_Start">Enable generation of error correction codes when creating CD/DVD/BD or device images. For CDs/DVDs/BDs the external tool <text:span text:style-name="T1">dvdisaster</text:span><text:span text:style-name="T5"> is required.</text:span></text:p>
      <text:p text:style-name="P43"><text:alphabetical-index-mark-start text:id="IMark93968470864392"/>--always-create-image<text:alphabetical-index-mark-end text:id="IMark93968470864392"/></text:p>
      <text:p text:style-name="Option_20_Start">Enable always generate an image file for CDs/DVDs/BDs or devices. Usually image files are only generated when error correction codes should be added.</text:p>
      <text:p text:style-name="P45"><text:alphabetical-index-mark-start text:id="IMark93968471047192"/>--blank<text:alphabetical-index-mark-end text:id="IMark93968471047192"/></text:p>
      <text:p text:style-name="Option_20_Start">Blank CD/DVD/BD medium before writing.</text:p>
      <text:p text:style-name="Option_20_title"><text:alphabetical-index-mark-start text:id="IMark93968467974008"/><text:alphabetical-index-mark-start text:id="IMark93968461907096"/>--quiet<text:alphabetical-index-mark-end text:id="IMark93968461907096"/><text:alphabetical-index-mark-end text:id="IMark93968467974008"/></text:p>
      <text:p text:style-name="Option_20_Start">Be quiet and suppress any output.</text:p>
      <text:p text:style-name="Option_20_title"><text:alphabetical-index-mark-start text:id="IMark93968470864392"/>--verbose<text:alphabetical-index-mark-end text:id="IMark9396847086439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5">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3968439347720"/>--version<text:alphabetical-index-mark-end text:id="IMark93968439347720"/></text:p>
      <text:p text:style-name="Option_20_Start">Output version of <text:span text:style-name="Name">BAR</text:span>.</text:p>
      <text:p text:style-name="Option_20_title"><text:alphabetical-index-mark-start text:id="IMark93968468057208"/>--help<text:alphabetical-index-mark-end text:id="IMark93968468057208"/>, <text:alphabetical-index-mark-start text:id="IMark93968471009816"/>-h<text:alphabetical-index-mark-end text:id="IMark93968471009816"/></text:p>
      <text:p text:style-name="Option_20_Start">Output help to options.</text:p>
      <text:p text:style-name="Option_20_title"><text:alphabetical-index-mark-start text:id="IMark93968439347720"/>--xhelp<text:alphabetical-index-mark-end text:id="IMark93968439347720"/></text:p>
      <text:p text:style-name="Option_20_Start">Output help to extended options.</text:p>
      <text:p text:style-name="Option_20_title"><text:alphabetical-index-mark-start text:id="IMark93968470888904"/>--help-internal<text:alphabetical-index-mark-end text:id="IMark9396847088890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2</text:bookmark-ref> for all configuration file entries which have a <text:soft-page-break/>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3968470622696"/>archive-name<text:alphabetical-index-mark-end text:id="IMark93968470622696"/>=&lt;name&gt;</text:p>
      <text:p text:style-name="Option_20_Start">Specify the archive name. Usually this configuration entry is only found in job files.</text:p>
      <text:p text:style-name="Option_20_title"><text:alphabetical-index-mark-start text:id="IMark93968471278216"/>archive-type<text:alphabetical-index-mark-end text:id="IMark93968471278216"/>=normal|full|incremental|differential</text:p>
      <text:p text:style-name="Option_20_Start">Specify the archive type to create. Usually this configuration entry is only found in job files.</text:p>
      <text:p text:style-name="Option_20_title"><text:alphabetical-index-mark-start text:id="IMark93968439623592"/>crypt-password-mode<text:alphabetical-index-mark-end text:id="IMark93968439623592"/>=default|ask|config</text:p>
      <text:p text:style-name="Option_20_Start">Specify the password mode. Usually this configuration entry is only found in job files.</text:p>
      <text:p text:style-name="Option_20_title"><text:alphabetical-index-mark-start text:id="IMark93968471151624"/>include-file<text:alphabetical-index-mark-end text:id="IMark93968471151624"/>=&lt;pattern&gt;</text:p>
      <text:p text:style-name="Option_20_Start">Include matching entries into the created archive.</text:p>
      <text:p text:style-name="Option_20_title"><text:bookmark-start text:name="__DdeLink__12524_1674148630"/><text:alphabetical-index-mark-start text:id="IMark93968415882136"/>include-file-command<text:alphabetical-index-mark-end text:id="IMark9396841588213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3968467905432"/>include-image<text:alphabetical-index-mark-end text:id="IMark93968467905432"/>=&lt;pattern&gt;</text:p>
      <text:p text:style-name="Option_20_Start">Include matching devices as disk images into the created archive.</text:p>
      <text:p text:style-name="Option_20_title"><text:alphabetical-index-mark-start text:id="IMark93968471311672"/>include-image-command<text:alphabetical-index-mark-end text:id="IMark9396847131167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3968471048408"/>exclude<text:alphabetical-index-mark-end text:id="IMark9396847104840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3968471014584"/>exclude-command<text:alphabetical-index-mark-end text:id="IMark939684710145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text:soft-page-break/>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50</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text:soft-page-break/>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text:soft-page-break/>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14321362863144" text:continue-list="list4044858993" text:style-name="L9">
        <text:list-item>
          <text:p text:style-name="P94">month names: Jan, Feb, Mar, Apr, May, Jun, Jul, Aug, Sept, Oct, Nov, Dec</text:p>
        </text:list-item>
        <text:list-item>
          <text:p text:style-name="P94">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6">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text:soft-page-break/>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3968471075864"/><text:alphabetical-index-mark-start text:id="IMark93968471005176"/>--port<text:alphabetical-index-mark-end text:id="IMark93968471005176"/><text:alphabetical-index-mark-end text:id="IMark93968471075864"/>=&lt;n&gt;, <text:alphabetical-index-mark-start text:id="IMark93968461907096"/><text:alphabetical-index-mark-start text:id="IMark93968440451432"/>-p<text:alphabetical-index-mark-end text:id="IMark93968440451432"/><text:alphabetical-index-mark-end text:id="IMark93968461907096"/>=&lt;n&gt;<text:note text:id="ftn21" text:note-class="footnote"><text:note-citation>21</text:note-citation><text:note-body><text:p text:style-name="P54">A SSL encrypted connection may also be established on the plain server port.</text:p></text:note-body></text:note></text:p>
      <text:p text:style-name="Option_20_Start">Server port. Default is:: 38523.</text:p>
      <text:p text:style-name="Option_20_title"><text:alphabetical-index-mark-start text:id="IMark93968470875512"/><text:alphabetical-index-mark-start text:id="IMark93968415882136"/>--tls-port<text:alphabetical-index-mark-end text:id="IMark93968415882136"/><text:alphabetical-index-mark-end text:id="IMark93968470875512"/>=&lt;n&gt;</text:p>
      <text:p text:style-name="Option_20_Start">TLS server port. Default is: 38524.</text:p>
      <text:p text:style-name="Option_20_title"><text:alphabetical-index-mark-start text:id="IMark93968471022904"/>--password<text:alphabetical-index-mark-end text:id="IMark9396847102290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3968440326904"/>--login-dialog<text:alphabetical-index-mark-end text:id="IMark93968440326904"/></text:p>
      <text:p text:style-name="Option_20_Start">Force to open the login dialog.</text:p>
      <text:p text:style-name="Option_20_title"><text:alphabetical-index-mark-start text:id="IMark93968468172984"/><text:alphabetical-index-mark-start text:id="IMark93968471043544"/>--key-file<text:alphabetical-index-mark-end text:id="IMark93968471043544"/><text:alphabetical-index-mark-end text:id="IMark9396846817298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3968470879176"/><text:span text:style-name="Filename"><text:span text:style-name="T5">--</text:span></text:span><text:span text:style-name="Filename"><text:span text:style-name="T10">force-ssl</text:span></text:span><text:alphabetical-index-mark-end text:id="IMark93968470879176"/></text:p>
      <text:p text:style-name="Option_20_Start"><text:span text:style-name="Filename"><text:span text:style-name="T68">Force SSL connection</text:span></text:span></text:p>
      <text:p text:style-name="Option_20_title"><text:alphabetical-index-mark-start text:id="IMark93968440709640"/>--select-job<text:alphabetical-index-mark-end text:id="IMark93968440709640"/>=&lt;name&gt;</text:p>
      <text:p text:style-name="Option_20_Start">Select a job in the status tab.</text:p>
      <text:p text:style-name="Option_20_title"><text:alphabetical-index-mark-start text:id="IMark93968468057208"/><text:alphabetical-index-mark-start text:id="IMark93968470888904"/>--job<text:alphabetical-index-mark-end text:id="IMark93968470888904"/><text:alphabetical-index-mark-end text:id="IMark93968468057208"/>=&lt;name&gt;, <text:alphabetical-index-mark-start text:id="IMark93968471306088"/><text:alphabetical-index-mark-start text:id="IMark93968467957688"/>-j<text:alphabetical-index-mark-end text:id="IMark93968467957688"/><text:alphabetical-index-mark-end text:id="IMark93968471306088"/>=&lt;name&gt;</text:p>
      <text:p text:style-name="P67">Start execution of job &lt;name&gt; and terminate <text:span text:style-name="Command"><text:span text:style-name="T28">BARC</text:span></text:span><text:span text:style-name="Command">ontrol</text:span>.</text:p>
      <text:p text:style-name="Option_20_title"><text:soft-page-break/><text:alphabetical-index-mark-start text:id="IMark93968449289880"/>--archive-type<text:alphabetical-index-mark-end text:id="IMark93968449289880"/>=&lt;mode&gt;</text:p>
      <text:p text:style-name="Option_20_Start">Set job mode: normal, full, incremental, differential. Default is: normal.</text:p>
      <text:p text:style-name="Option_20_title"><text:alphabetical-index-mark-start text:id="IMark93968471270248"/><text:alphabetical-index-mark-start text:id="IMark93968471030168"/>--abort<text:alphabetical-index-mark-end text:id="IMark93968471030168"/><text:alphabetical-index-mark-end text:id="IMark93968471270248"/>=&lt;name&gt;</text:p>
      <text:p text:style-name="P67">Abort execution of job &lt;name&gt; and terminate <text:span text:style-name="Command"><text:span text:style-name="T28">BARC</text:span></text:span><text:span text:style-name="Command">ontrol</text:span>.</text:p>
      <text:p text:style-name="Option_20_title"><text:alphabetical-index-mark-start text:id="IMark93968455535144"/>--pause<text:alphabetical-index-mark-end text:id="IMark93968455535144"/>=&lt;n&gt;, <text:alphabetical-index-mark-start text:id="IMark93968439347720"/>-t<text:alphabetical-index-mark-end text:id="IMark93968439347720"/>=&lt;n&gt;</text:p>
      <text:p text:style-name="P67">Pause job execution for &lt;n&gt; seconds and terminate <text:span text:style-name="Command"><text:span text:style-name="T28">BARC</text:span></text:span><text:span text:style-name="Command">ontrol</text:span>.</text:p>
      <text:p text:style-name="Option_20_title"><text:alphabetical-index-mark-start text:id="IMark93968471019320"/>--ping<text:alphabetical-index-mark-end text:id="IMark93968471019320"/>, <text:alphabetical-index-mark-start text:id="IMark93968455535144"/>-i<text:alphabetical-index-mark-end text:id="IMark93968455535144"/></text:p>
      <text:p text:style-name="P67">Check connection to server and terminate <text:span text:style-name="Command"><text:span text:style-name="T28">BARC</text:span></text:span><text:span text:style-name="Command">ontrol</text:span>.</text:p>
      <text:p text:style-name="Option_20_title"><text:alphabetical-index-mark-start text:id="IMark93968440670968"/>--suspend<text:alphabetical-index-mark-end text:id="IMark93968440670968"/>, <text:alphabetical-index-mark-start text:id="IMark93968470567672"/>-s<text:alphabetical-index-mark-end text:id="IMark93968470567672"/></text:p>
      <text:p text:style-name="P67">Suspend job execution and terminate <text:span text:style-name="Command"><text:span text:style-name="T28">BARC</text:span></text:span><text:span text:style-name="Command">ontrol</text:span>.</text:p>
      <text:p text:style-name="Option_20_title"><text:alphabetical-index-mark-start text:id="IMark93968439933736"/>--continue<text:alphabetical-index-mark-end text:id="IMark93968439933736"/>, <text:alphabetical-index-mark-start text:id="IMark93968468539048"/>-c<text:alphabetical-index-mark-end text:id="IMark93968468539048"/></text:p>
      <text:p text:style-name="P67">Continue job execution and terminate <text:span text:style-name="Command"><text:span text:style-name="T28">BARC</text:span></text:span><text:span text:style-name="Command">ontrol</text:span>.</text:p>
      <text:p text:style-name="Option_20_title"><text:alphabetical-index-mark-start text:id="IMark93968468635784"/>--list<text:alphabetical-index-mark-end text:id="IMark93968468635784"/>, <text:alphabetical-index-mark-start text:id="IMark93968439187368"/>-l<text:alphabetical-index-mark-end text:id="IMark93968439187368"/></text:p>
      <text:p text:style-name="P67">List jobs and terminate <text:span text:style-name="Command"><text:span text:style-name="T28">BARC</text:span></text:span><text:span text:style-name="Command">ontrol</text:span>.</text:p>
      <text:p text:style-name="P44"><text:alphabetical-index-mark-start text:id="IMark93968467906632"/>--index-database-add<text:alphabetical-index-mark-end text:id="IMark93968467906632"/>=<text:span text:style-name="T29">&lt;pattern&gt;</text:span></text:p>
      <text:p text:style-name="P68">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44"><text:alphabetical-index-mark-start text:id="IMark93968471021688"/>--index-database-remove<text:alphabetical-index-mark-end text:id="IMark93968471021688"/>=<text:span text:style-name="T29">&lt;pattern&gt;</text:span></text:p>
      <text:p text:style-name="P68">Remove storage archive from <text:span text:style-name="T29">the </text:span>index database and terminate <text:span text:style-name="Command"><text:span text:style-name="T28">BARC</text:span></text:span><text:span text:style-name="Command">ontrol</text:span>.</text:p>
      <text:p text:style-name="P44"><text:alphabetical-index-mark-start text:id="IMark93968468648440"/>--<text:span text:style-name="T29">index-database-refresh</text:span><text:alphabetical-index-mark-end text:id="IMark93968468648440"/><text:span text:style-name="T29">=&lt;pattern&gt;</text:span></text:p>
      <text:p text:style-name="P69">Refresh storage archives in the index database and terminate <text:span text:style-name="Command"><text:span text:style-name="T28">BARC</text:span></text:span><text:span text:style-name="Command">ontrol</text:span>.</text:p>
      <text:p text:style-name="P44"><text:alphabetical-index-mark-start text:id="IMark93968467961704"/>--<text:span text:style-name="T68">index-database-entities-list</text:span><text:alphabetical-index-mark-end text:id="IMark93968467961704"/><text:span text:style-name="T68">=&lt;name&gt;, </text:span><text:alphabetical-index-mark-start text:id="IMark93968468072120"/><text:span text:style-name="T68">-n</text:span><text:alphabetical-index-mark-end text:id="IMark93968468072120"/><text:span text:style-name="T68">=&lt;name&gt;</text:span></text:p>
      <text:p text:style-name="P71">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44"><text:alphabetical-index-mark-start text:id="IMark93968405098136"/>--index-database-storage<text:span text:style-name="T68">s</text:span>-list<text:alphabetical-index-mark-end text:id="IMark93968405098136"/>=&lt;<text:span text:style-name="T29">name</text:span>&gt;, <text:alphabetical-index-mark-start text:id="IMark93968471037464"/>-<text:span text:style-name="T29">a</text:span><text:alphabetical-index-mark-end text:id="IMark93968471037464"/><text:span text:style-name="T29">=&lt;names&gt;</text:span></text:p>
      <text:p text:style-name="P68">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44"><text:alphabetical-index-mark-start text:id="IMark93968440649416"/>--index-database-entries-list<text:alphabetical-index-mark-end text:id="IMark93968440649416"/>=&lt;pattern&gt;, <text:alphabetical-index-mark-start text:id="IMark93968440908520"/>-<text:span text:style-name="T29">e</text:span><text:alphabetical-index-mark-end text:id="IMark93968440908520"/><text:span text:style-name="T29">=&lt;name&gt;</text:span></text:p>
      <text:p text:style-name="P68">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3968471008632"/>--restore<text:alphabetical-index-mark-end text:id="IMark93968471008632"/>=&lt;name&gt;</text:p>
      <text:p text:style-name="Option_20_Start">Restore storage with name &lt;name&gt;</text:p>
      <text:p text:style-name="Option_20_title"><text:alphabetical-index-mark-start text:id="IMark93968470567672"/>--destination<text:alphabetical-index-mark-end text:id="IMark93968470567672"/>=&lt;directory&gt;</text:p>
      <text:p text:style-name="Option_20_Start">Selected destination directory for restore.</text:p>
      <text:p text:style-name="Option_20_title"><text:soft-page-break/><text:alphabetical-index-mark-start text:id="IMark93968468539048"/>--overwrite-entries<text:alphabetical-index-mark-end text:id="IMark93968468539048"/></text:p>
      <text:p text:style-name="Option_20_Start">Enable overwrite existing entries on restore.</text:p>
      <text:p text:style-name="Option_20_title"><text:alphabetical-index-mark-start text:id="IMark93968468697080"/>--version<text:alphabetical-index-mark-end text:id="IMark93968468697080"/></text:p>
      <text:p text:style-name="P67">Output version of <text:span text:style-name="Command"><text:span text:style-name="T28">BARC</text:span></text:span><text:span text:style-name="Command">ontrol</text:span>.</text:p>
      <text:p text:style-name="Option_20_title"><text:alphabetical-index-mark-start text:id="IMark93968440451432"/>--help<text:alphabetical-index-mark-end text:id="IMark93968440451432"/>, <text:alphabetical-index-mark-start text:id="IMark93968439906520"/>-h<text:alphabetical-index-mark-end text:id="IMark93968439906520"/></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3968468697080"/>pause-create<text:alphabetical-index-mark-end text:id="IMark93968468697080"/>=yes|no</text:p>
      <text:p text:style-name="Configuration">Pause creating new archive files when pause-button is pressed.</text:p>
      <text:p text:style-name="Configuration_20_title"><text:alphabetical-index-mark-start text:id="IMark93968471311672"/>pause-storage<text:alphabetical-index-mark-end text:id="IMark93968471311672"/>=yes|no</text:p>
      <text:p text:style-name="Configuration">Pause storage of archive files when pause-button is pressed.</text:p>
      <text:p text:style-name="Configuration_20_title"><text:alphabetical-index-mark-start text:id="IMark93968471039896"/>pause-restore<text:alphabetical-index-mark-end text:id="IMark93968471039896"/>=yes|no</text:p>
      <text:p text:style-name="Configuration">Pause restoring archive files when pause-button is pressed.</text:p>
      <text:p text:style-name="Configuration_20_title"><text:alphabetical-index-mark-start text:id="IMark93968461951976"/>pause-index-database-update<text:alphabetical-index-mark-end text:id="IMark93968461951976"/>=yes|no</text:p>
      <text:p text:style-name="Configuration">Pause automatic update index database when pause-button is pressed.</text:p>
      <text:p text:style-name="Configuration_20_title"><text:alphabetical-index-mark-start text:id="IMark93968470879176"/>server<text:alphabetical-index-mark-end text:id="IMark93968470879176"/>=&lt;name&gt;</text:p>
      <text:p text:style-name="Configuration">Name of computer running a <text:span text:style-name="Name">BAR</text:span> server daemon.</text:p>
      <text:p text:style-name="Configuration_20_title"><text:alphabetical-index-mark-start text:id="IMark93968467967544"/>server-password<text:alphabetical-index-mark-end text:id="IMark93968467967544"/>=&lt;password&gt;</text:p>
      <text:p text:style-name="Configuration"><text:span text:style-name="Name">BAR</text:span> server daemon password.</text:p>
      <text:p text:style-name="Configuration_20_title"><text:alphabetical-index-mark-start text:id="IMark93968470622696"/>server-port<text:alphabetical-index-mark-end text:id="IMark93968470622696"/>=&lt;n&gt;</text:p>
      <text:p text:style-name="Configuration"><text:span text:style-name="Name">BAR</text:span> server port number for plain network connections.</text:p>
      <text:p text:style-name="Configuration_20_title"><text:alphabetical-index-mark-start text:id="IMark93968439608776"/>server-tls-port<text:alphabetical-index-mark-end text:id="IMark93968439608776"/>=&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ext:soft-page-break/>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3968440908520"/><text:span text:style-name="T1">chunks</text:span><text:alphabetical-index-mark-end text:id="IMark93968440908520"/><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7"/>
      <text:p text:style-name="Text_20_Body_20_Start">A single chunk have the structure:</text:p>
      <text:list xml:id="list2196170892" text:style-name="L10">
        <text:list-item>
          <text:p text:style-name="P139">id (4 characters)</text:p>
        </text:list-item>
      </text:list>
      <text:list xml:id="list114322651951215" text:continue-list="list114322517679295" text:style-name="List_20_1">
        <text:list-item>
          <text:p text:style-name="List_20_1">size (uint64)</text:p>
        </text:list-item>
      </text:list>
      <text:list xml:id="list114322579520929" text:continue-list="list2196170892" text:style-name="L10">
        <text:list-item>
          <text:p text:style-name="P12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3">xgettext</text:p>
          </table:table-cell>
          <table:table-cell table:style-name="Packages.A2" office:value-type="string">
            <text:p text:style-name="P8">mandatory</text:p>
          </table:table-cell>
          <table:table-cell table:style-name="Packages.C2" office:value-type="string">
            <text:p text:style-name="P13">translation tool</text:p>
          </table:table-cell>
        </table:table-row>
        <table:table-row>
          <table:table-cell table:style-name="Packages.A2" office:value-type="string">
            <text:p text:style-name="P13">tclsh</text:p>
          </table:table-cell>
          <table:table-cell table:style-name="Packages.A2" office:value-type="string">
            <text:p text:style-name="P8">mandatory</text:p>
          </table:table-cell>
          <table:table-cell table:style-name="Packages.C2" office:value-type="string">
            <text:p text:style-name="P13">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5">zstd<text:note text:id="ftn24" text:note-class="footnote"><text:note-citation>24</text:note-citation><text:note-body><text:p text:style-name="P58">Zst<text:span text:style-name="T95">andard</text:span> may only be available from the source repository. See [<text:reference-ref text:reference-format="text" text:ref-name="Zstd">Zstandard</text:reference-ref>].</text:p></text:note-body></text:note></text:p>
          </table:table-cell>
          <table:table-cell table:style-name="Packages.A2" office:value-type="string">
            <text:p text:style-name="P16">optional</text:p>
          </table:table-cell>
          <table:table-cell table:style-name="Packages.C2" office:value-type="string">
            <text:p text:style-name="P15"><text:span text:style-name="T95">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145">Configuration 0.21:</text:p>
      <text:p text:style-name="P145"><text:s text:c="2"/>Host <text:s text:c="13"/>: x86_64-unknown-linux-gnu</text:p>
      <text:p text:style-name="P145"><text:s text:c="2"/>Dynamic linked <text:s text:c="3"/>: no</text:p>
      <text:p text:style-name="P145"><text:s text:c="2"/>SQLite <text:s text:c="11"/>: yes (3.21.0)</text:p>
      <text:p text:style-name="P145"><text:s text:c="2"/>zip compression <text:s text:c="2"/>: yes (1.2.11)</text:p>
      <text:p text:style-name="P145"><text:s text:c="2"/>bzip2 compression : yes (1.0.6, 6-Sept-2010)</text:p>
      <text:p text:style-name="P145"><text:s text:c="2"/>lzma compression <text:s/>: yes (5.2.4)</text:p>
      <text:p text:style-name="P145"><text:s text:c="2"/>lzo compression <text:s text:c="2"/>: yes (2.09)</text:p>
      <text:p text:style-name="P145"><text:s text:c="2"/>lz4 compression <text:s text:c="2"/>: yes (1.7.1)</text:p>
      <text:p text:style-name="P145"><text:s text:c="2"/>zstd compression <text:s/>: yes (1.3.2)</text:p>
      <text:p text:style-name="P145"><text:s text:c="2"/>xdelta compression: yes</text:p>
      <text:p text:style-name="P145"><text:s text:c="2"/>crypto support <text:s text:c="3"/>: yes (1.8.4)</text:p>
      <text:p text:style-name="P145"><text:s text:c="2"/>FTP support <text:s text:c="6"/>: yes</text:p>
      <text:p text:style-name="P145"><text:s text:c="2"/>curl support <text:s text:c="5"/>: yes (7.62.0)</text:p>
      <text:p text:style-name="P145"><text:s text:c="2"/>SCP/SFTP support <text:s/>: yes (1.8.0)</text:p>
      <text:p text:style-name="P145"><text:s text:c="2"/>TLS/SSL server <text:s text:c="3"/>: yes (OpenSSL 1.1.1 <text:s/>11 Sep 2018, GMP 6.1.2, GnuTLS 3.5.19)</text:p>
      <text:p text:style-name="P145"><text:s text:c="2"/>ISO 9660 support <text:s/>: yes (2.0.0 x86_64-pc-linux-gnu)</text:p>
      <text:p text:style-name="P145"><text:s text:c="2"/>PCRE support <text:s text:c="5"/>: yes (8.40 2017-01-11)</text:p>
      <text:p text:style-name="P145"><text:s text:c="2"/>ICU support <text:s text:c="6"/>: yes (58.2)</text:p>
      <text:p text:style-name="P145"><text:s text:c="2"/>GUI support <text:s text:c="6"/>: yes</text:p>
      <text:p text:style-name="P145"><text:s text:c="2"/>GUI i18n support <text:s/>: yes</text:p>
      <text:p text:style-name="P145"><text:s text:c="2"/>SWT directory <text:s text:c="4"/>: </text:p>
      <text:p text:style-name="P77"/>
      <text:p text:style-name="P145"><text:soft-page-break/><text:s text:c="2"/>Debug version <text:s text:c="4"/>: no</text:p>
      <text:p text:style-name="P145"><text:s text:c="2"/>Crash dump support: no</text:p>
      <text:p text:style-name="P145"><text:s text:c="2"/>Stacktrace support: yes</text:p>
      <text:p text:style-name="P77"/>
      <text:p text:style-name="P145"><text:s text:c="2"/>Packages support <text:s/>: no</text:p>
      <text:p text:style-name="P77"/>
      <text:p text:style-name="P145"><text:s text:c="2"/>Install directory : /usr</text:p>
      <text:p text:style-name="P145"><text:s text:c="2"/>Binary directory <text:s/>: /usr/bin</text:p>
      <text:p text:style-name="P145"><text:s text:c="2"/>Config directory <text:s/>: /etc/bar</text:p>
      <text:p text:style-name="P145"><text:s text:c="2"/>Runtime directory : /var/lib/bar</text:p>
      <text:p text:style-name="P145"><text:s text:c="2"/>TLS directory <text:s text:c="4"/>: /etc/ssl</text:p>
      <text:p text:style-name="P77"/>
      <text:p text:style-name="P145"><text:s text:c="2"/>Heapview diretory : </text:p>
      <text:p text:style-name="P77"/>
      <text:p text:style-name="P145">Note: you can download missing additional packages with the script</text:p>
      <text:p text:style-name="P145"><text:s text:c="6"/>'./download-third-party-packages.sh'. Please rerun configure</text:p>
      <text:p text:style-name="P145"><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text:soft-page-break/>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100">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2189658561"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14322477432837"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14321921429122" text:continue-list="list114321384190113" text:style-name="Numbering_20_5">
        <text:list-item>
          <text:p text:style-name="Question"><text:soft-page-break/>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14322506257010"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1">in general </text:span>in a better compression result. <text:span text:style-name="T101">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114320827766644"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1432133270108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14322206619367" text:continue-numbering="true" text:style-name="Numbering_20_5">
        <text:list-item>
          <text:p text:style-name="Question">I cannot establish a TLS/SSL connection with BARControl.</text:p>
        </text:list-item>
      </text:list>
      <text:p text:style-name="P61">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14322280218329"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14321914655519" text:continue-numbering="true" text:style-name="Numbering_20_5">
        <text:list-item>
          <text:p text:style-name="Question">I tried to list a *.bid-file, but it does not show anything <text:span text:style-name="T101">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14322528972510"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14321762779475"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text:soft-page-break/>package.</text:p>
      <text:list xml:id="list114321467985128"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14321436325926"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14322787838675"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1</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list xml:id="list114321199905423" text:continue-numbering="true" text:style-name="Numbering_20_5">
        <text:list-item>
          <text:p text:style-name="P142">When I create an archive, BAR append a 6-digit number to the archive name. Why is BAR doing this and how can I avoid it?</text:p>
        </text:list-item>
      </text:list>
      <text:p text:style-name="P65">When you enabled to create splitted archives and there is not a single # in the specified archive name, BAR append internally ###### to the archive name for the part number. The result is a continuous increasing 6-digit-number appended to the name.</text:p>
      <text:p text:style-name="P65">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114320921949976"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1432086507286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1432195240754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14321988693135" text:continue-numbering="true" text:style-name="Numbering_20_5">
        <text:list-item>
          <text:p text:style-name="Question"><text:bookmark-start text:name="__DdeLink__6192_951782747"/><text:soft-page-break/>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1">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14321450970745"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14322248481655"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14321565843203"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14322685694237"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14322286421668"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oft-page-break/><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14321886544538"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14322357757187" text:continue-numbering="true" text:style-name="Numbering_20_5">
        <text:list-item>
          <text:p text:style-name="Question">BARControl does not start on my system. I get the error “No more handles [gtk_init_check() failed]”. What is wrong?</text:p>
        </text:list-item>
      </text:list>
      <text:p text:style-name="P61">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14322731566229"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61">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114321418121313" text:continue-numbering="true" text:style-name="Numbering_20_5">
        <text:list-item>
          <text:p text:style-name="Question">Can I automate the login with BARControl?</text:p>
        </text:list-item>
      </text:list>
      <text:p text:style-name="P61">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14321763916955" text:continue-numbering="true" text:style-name="Numbering_20_5">
        <text:list-item>
          <text:p text:style-name="Question"><text:soft-page-break/>BAR server is running with the Linux root account on my system. Is it required that BARControl is also running as root?</text:p>
        </text:list-item>
      </text:list>
      <text:p text:style-name="P61">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14320964910229"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61">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114322163423892" text:continue-numbering="true" text:style-name="Numbering_20_5">
        <text:list-item>
          <text:p text:style-name="Question">Sometimes when I create an archive I see in the progress bars of BARControl numbers over 100%. How can this happen?</text:p>
        </text:list-item>
      </text:list>
      <text:p text:style-name="P61">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14322989005165"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1432256571673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1432243642481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14321717387173" text:continue-numbering="true" text:style-name="Numbering_20_5">
        <text:list-item>
          <text:p text:style-name="Question"><text:soft-page-break/><text:span text:style-name="Command">Is the graphical front end available as a separated package?</text:span></text:p>
        </text:list-item>
      </text:list>
      <text:p text:style-name="P61">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11432235167527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14322767709795"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14321514415068"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14322744115588" text:continue-numbering="true" text:style-name="Numbering_20_5">
        <text:list-item>
          <text:p text:style-name="P143">A full backup is expired and was purged. Is it useful to keep the following incremental backups?</text:p>
        </text:list-item>
      </text:list>
      <text:p text:style-name="P62">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62">Note: if the delta-compress-algorithm is used the original file for the delta-compression must still exists to extract the delta-compressed files, because the archive only contain the differences to the original files.</text:p>
      <text:list xml:id="list114321517699538" text:continue-numbering="true" text:style-name="Numbering_20_5">
        <text:list-item>
          <text:p text:style-name="P144">How can I use BAR on computer with tightly limited resources? I always get the error insufficient disk space when BAR try to create archives.</text:p>
        </text:list-item>
      </text:list>
      <text:p text:style-name="P64">If you want to run BAR on a computer with tightly limited resources, e. g. a Live Linux system where no harddisk for creating the temporary files is available you can instruct BAR to use a RAM disk for the temporary files and limit the used temporary space.</text:p>
      <text:p text:style-name="P63"><text:span text:style-name="T84">C</text:span>reate a RAM disk, e. g.:</text:p>
      <text:p text:style-name="Answer_20_Command"><text:soft-page-break/><text:s/><text:span text:style-name="Command">mount -t tmpfs -o size=2G none /media/ramdisk</text:span></text:p>
      <text:p text:style-name="P63"><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3842473019" text:style-name="L11">
        <text:list-item>
          <text:p text:style-name="P140">version number of <text:span text:style-name="Name">BAR</text:span></text:p>
        </text:list-item>
      </text:list>
      <text:list xml:id="list114322036407231" text:continue-list="list114322651951215"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14322721472321" text:continue-list="list3842473019" text:style-name="L11">
        <text:list-item>
          <text:p text:style-name="P12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9">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14322762350727" text:continue-list="list114322036407231" text:style-name="List_20_1">
        <text:list-item>
          <text:p text:style-name="List_20_1"><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14322480052429"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114322048820093"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99"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4"><text:reference-mark-start text:name="Zstd"/>Zst<text:span text:style-name="T95">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3"/>
      <text:p text:style-name="P31"/>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9">--abort<text:tab/>68</text:p>
          <text:p text:style-name="P89">--all<text:tab/>59</text:p>
          <text:p text:style-name="P89">--always-create-image<text:tab/>61</text:p>
          <text:p text:style-name="P89">--archive-file-mode<text:tab/>60</text:p>
          <text:p text:style-name="P89">--archive-part-size<text:tab/>49</text:p>
          <text:p text:style-name="P89">--archive-type<text:tab/>68</text:p>
          <text:p text:style-name="P89">--bd-blank-command<text:tab/>53</text:p>
          <text:p text:style-name="P89">--bd-device<text:tab/>52</text:p>
          <text:p text:style-name="P89">--bd-ecc-command<text:tab/>53</text:p>
          <text:p text:style-name="P89">--bd-ecc-post-command<text:tab/>53</text:p>
          <text:p text:style-name="P89">--bd-ecc-pre-command<text:tab/>53</text:p>
          <text:p text:style-name="P89">--bd-image-command<text:tab/>53</text:p>
          <text:p text:style-name="P89">--bd-image-post-command<text:tab/>53</text:p>
          <text:p text:style-name="P89">--bd-image-pre-command<text:tab/>52</text:p>
          <text:p text:style-name="P89">--bd-load-volume-command<text:tab/>52</text:p>
          <text:p text:style-name="P89">--bd-request-volume-command<text:tab/>52</text:p>
          <text:p text:style-name="P89">--bd-unload-volume-command<text:tab/>52</text:p>
          <text:p text:style-name="P89">--bd-volume-size<text:tab/>52</text:p>
          <text:p text:style-name="P89">--bd-write-command<text:tab/>53</text:p>
          <text:p text:style-name="P89">--bd-write-image-command<text:tab/>54</text:p>
          <text:p text:style-name="P89">--bd-write-post-command<text:tab/>53</text:p>
          <text:p text:style-name="P89">--bd-write-pre-command<text:tab/>53</text:p>
          <text:p text:style-name="P89">--blank<text:tab/>61</text:p>
          <text:p text:style-name="P89">--cd-device<text:tab/>52</text:p>
          <text:p text:style-name="P89">--cd-ecc-command<text:tab/>53</text:p>
          <text:p text:style-name="P89">--cd-ecc-post-command<text:tab/>53</text:p>
          <text:p text:style-name="P89">--cd-ecc-pre-command<text:tab/>53</text:p>
          <text:p text:style-name="P89">--cd-image-command<text:tab/>53</text:p>
          <text:p text:style-name="P89">--cd-image-post-command<text:tab/>53</text:p>
          <text:p text:style-name="P89">--cd-image-pre-command<text:tab/>52</text:p>
          <text:p text:style-name="P89">--cd-load-volume-command<text:tab/>52</text:p>
          <text:p text:style-name="P89">--cd-request-volume-command<text:tab/>52</text:p>
          <text:p text:style-name="P89">--cd-unload-volume-command<text:tab/>52</text:p>
          <text:p text:style-name="P89">--cd-volume-size<text:tab/>52</text:p>
          <text:p text:style-name="P89">--cd-write-command<text:tab/>53</text:p>
          <text:p text:style-name="P89">--cd-write-image-command<text:tab/>54</text:p>
          <text:p text:style-name="P89">--cd-write-post-command<text:tab/>53</text:p>
          <text:p text:style-name="P89">--cd-write-pre-command<text:tab/>53</text:p>
          <text:p text:style-name="P89">--cd‑blank-command<text:tab/>53</text:p>
          <text:p text:style-name="P89">--compare<text:tab/>11, 41</text:p>
          <text:p text:style-name="P89">--compress-algorithm<text:tab/>14, 43</text:p>
          <text:p text:style-name="P89">--compress-exclude<text:tab/>47</text:p>
          <text:p text:style-name="P89">--compress-min-size<text:tab/>47</text:p>
          <text:p text:style-name="P89">--config<text:tab/>59</text:p>
          <text:p text:style-name="P89">--continue<text:tab/>68</text:p>
          <text:p text:style-name="P89">--continuous-database<text:tab/>58</text:p>
          <text:p text:style-name="P89">--create<text:tab/>9, 41</text:p>
          <text:p text:style-name="P89">--crypt-algorithm<text:tab/>47</text:p>
          <text:p text:style-name="P89">--crypt-new-password<text:tab/>48</text:p>
          <text:p text:style-name="P89">--crypt-password<text:tab/>48</text:p>
          <text:p text:style-name="P89">--crypt-private-key<text:tab/>49</text:p>
          <text:p text:style-name="P89">--crypt-public-key<text:tab/>48</text:p>
          <text:p text:style-name="P89">--crypt-type<text:tab/>48</text:p>
          <text:p text:style-name="P89">--daemon<text:tab/>55</text:p>
          <text:p text:style-name="P89">--delete-old-archive-files<text:tab/>60</text:p>
          <text:p text:style-name="P89">--destination<text:tab/>55, 69</text:p>
          <text:p text:style-name="P89">--device<text:tab/>54</text:p>
          <text:p text:style-name="P89">--device-blank-command<text:tab/>55</text:p>
          <text:p text:style-name="P89">--device-ecc-command<text:tab/>55</text:p>
          <text:p text:style-name="P89">--device-ecc-post-command<text:tab/>54</text:p>
          <text:p text:style-name="P89">--device-ecc-pre-command<text:tab/>54</text:p>
          <text:p text:style-name="P89">--device-image-command<text:tab/>54</text:p>
          <text:p text:style-name="P89">--device-image-post-command<text:tab/>54</text:p>
          <text:p text:style-name="P89">--device-image-pre-command<text:tab/>54</text:p>
          <text:p text:style-name="P89">--device-load-volume-command<text:tab/>54</text:p>
          <text:p text:style-name="P89">--device-request-volume-command<text:tab/>54</text:p>
          <text:p text:style-name="P89">--device-unload-volume-command<text:tab/>54</text:p>
          <text:p text:style-name="P89">--device-volume-size<text:tab/>54</text:p>
          <text:p text:style-name="P89">--device-write-command<text:tab/>55</text:p>
          <text:p text:style-name="P89">--device-write-post-command<text:tab/>55</text:p>
          <text:p text:style-name="P89">--device-write-pre-command<text:tab/>55</text:p>
          <text:p text:style-name="P89">--differential<text:tab/>43</text:p>
          <text:p text:style-name="P89">--directory<text:tab/>59</text:p>
          <text:p text:style-name="P89">--directory-strip<text:tab/>55</text:p>
          <text:p text:style-name="P89">--dry-run<text:tab/>61</text:p>
          <text:p text:style-name="P89">--dvd-blank-command<text:tab/>53</text:p>
          <text:p text:style-name="P89">--dvd-device<text:tab/>52</text:p>
          <text:p text:style-name="P89">--dvd-ecc-command<text:tab/>53</text:p>
          <text:p text:style-name="P89">--dvd-ecc-post-command<text:tab/>53</text:p>
          <text:p text:style-name="P89">--dvd-ecc-pre-command<text:tab/>53</text:p>
          <text:p text:style-name="P89">--dvd-image-command<text:tab/>53</text:p>
          <text:p text:style-name="P89">--dvd-image-post-command<text:tab/>53</text:p>
          <text:p text:style-name="P89">--dvd-image-pre-command<text:tab/>52</text:p>
          <text:p text:style-name="P89">--dvd-load-volume-command<text:tab/>52</text:p>
          <text:p text:style-name="P89">--dvd-request-volume-command<text:tab/>52</text:p>
          <text:p text:style-name="P89">--dvd-unload-volume-command<text:tab/>52</text:p>
          <text:p text:style-name="P89">--dvd-volume-size<text:tab/>52</text:p>
          <text:p text:style-name="P89">--dvd-write-command<text:tab/>53</text:p>
          <text:p text:style-name="P89">--dvd-write-image-command<text:tab/>54</text:p>
          <text:p text:style-name="P89">--dvd-write-post-command<text:tab/>53</text:p>
          <text:p text:style-name="P89">--dvd-write-pre-command<text:tab/>53</text:p>
          <text:p text:style-name="P89">--ecc<text:tab/>61</text:p>
          <text:p text:style-name="P89">--exclude<text:tab/>42</text:p>
          <text:p text:style-name="P89">--exclude-command<text:tab/>42</text:p>
          <text:p text:style-name="P89"><text:soft-page-break/>--extract<text:tab/>12, 41</text:p>
          <text:p text:style-name="P89">--file-write-post-command<text:tab/>50</text:p>
          <text:p text:style-name="P89">--file-write-pre-command<text:tab/>49</text:p>
          <text:p text:style-name="P89">--force-delta-compression<text:tab/>60</text:p>
          <text:p text:style-name="P89">--force-ssl<text:tab/>67</text:p>
          <text:p text:style-name="P89">--force-verify-signatures<text:tab/>49</text:p>
          <text:p text:style-name="P89">--ftp-login-name<text:tab/>50</text:p>
          <text:p text:style-name="P89">--ftp-max-connections<text:tab/>50</text:p>
          <text:p text:style-name="P89">--ftp-max-storage-size<text:tab/>50</text:p>
          <text:p text:style-name="P89">--ftp-password<text:tab/>50</text:p>
          <text:p text:style-name="P89">--ftp-write-post-command<text:tab/>50</text:p>
          <text:p text:style-name="P89">--ftp-write-pre-command<text:tab/>50</text:p>
          <text:p text:style-name="P89">--full<text:tab/>43</text:p>
          <text:p text:style-name="P89">--generate-keys<text:tab/>41</text:p>
          <text:p text:style-name="P89">--generate-keys-bits<text:tab/>41</text:p>
          <text:p text:style-name="P89">--generate-keys-mode<text:tab/>42</text:p>
          <text:p text:style-name="P89">--group<text:tab/>59</text:p>
          <text:p text:style-name="P89">--help<text:tab/>62, 69</text:p>
          <text:p text:style-name="P89">--help-internal<text:tab/>62</text:p>
          <text:p text:style-name="P89">--human-format<text:tab/>59</text:p>
          <text:p text:style-name="P89">--ignore-no-backup-file<text:tab/>60</text:p>
          <text:p text:style-name="P89">--ignore-no-dump<text:tab/>60</text:p>
          <text:p text:style-name="P89">--image<text:tab/>41</text:p>
          <text:p text:style-name="P89">--include<text:tab/>42</text:p>
          <text:p text:style-name="P89">--include-command<text:tab/>42</text:p>
          <text:p text:style-name="P89">--incremental<text:tab/>43</text:p>
          <text:p text:style-name="P89">--incremental-list-file<text:tab/>43</text:p>
          <text:p text:style-name="P89">--index-database<text:tab/>57</text:p>
          <text:p text:style-name="P89">--index-database-add<text:tab/>68</text:p>
          <text:p text:style-name="P89">--index-database-auto-update<text:tab/>57</text:p>
          <text:p text:style-name="P89">--index-database-entities-list<text:tab/>68</text:p>
          <text:p text:style-name="P89">--index-database-entries-list<text:tab/>68</text:p>
          <text:p text:style-name="P89">--index-database-keep-time<text:tab/>58</text:p>
          <text:p text:style-name="P89">--index-database-max-band-width<text:tab/>57</text:p>
          <text:p text:style-name="P89">--index-database-refresh<text:tab/>68</text:p>
          <text:p text:style-name="P89">--index-database-remove<text:tab/>68</text:p>
          <text:p text:style-name="P89">--index-database-storages-list<text:tab/>68</text:p>
          <text:p text:style-name="P89">--job<text:tab/>68</text:p>
          <text:p text:style-name="P89">--key-file<text:tab/>67</text:p>
          <text:p text:style-name="P89">--list<text:tab/>10, 41, 68</text:p>
          <text:p text:style-name="P89">--log<text:tab/>58</text:p>
          <text:p text:style-name="P89">--log-file<text:tab/>59</text:p>
          <text:p text:style-name="P89">--log-post-command<text:tab/>59</text:p>
          <text:p text:style-name="P89">--login-dialog<text:tab/>67</text:p>
          <text:p text:style-name="P89">--long-format<text:tab/>59</text:p>
          <text:p text:style-name="P89">--max-band-width<text:tab/>56</text:p>
          <text:p text:style-name="P89">--max-tmp-size<text:tab/>59</text:p>
          <text:p text:style-name="P89">--mount<text:tab/>42p.</text:p>
          <text:p text:style-name="P89">--nice-level<text:tab/>56</text:p>
          <text:p text:style-name="P89">--no-bar-on-medium<text:tab/>61</text:p>
          <text:p text:style-name="P89">--no-default-config<text:tab/>61</text:p>
          <text:p text:style-name="P89">--no-detach<text:tab/>55</text:p>
          <text:p text:style-name="P89">--no-fragments-check<text:tab/>60</text:p>
          <text:p text:style-name="P89">--no-header-footer<text:tab/>60</text:p>
          <text:p text:style-name="P89">--no-index-database<text:tab/>58</text:p>
          <text:p text:style-name="P89">--no-signatures<text:tab/>49</text:p>
          <text:p text:style-name="P89">--no-stop-on-error<text:tab/>61</text:p>
          <text:p text:style-name="P89">--no-storage<text:tab/>61</text:p>
          <text:p text:style-name="P89">--normal<text:tab/>43</text:p>
          <text:p text:style-name="P89">--numeric-permission<text:tab/>60</text:p>
          <text:p text:style-name="P89">--numeric-uid-gid<text:tab/>60</text:p>
          <text:p text:style-name="P89">--overwrite-archive-files<text:tab/>60</text:p>
          <text:p text:style-name="P89">--overwrite-entries<text:tab/>69</text:p>
          <text:p text:style-name="P89">--overwrite-files<text:tab/>61</text:p>
          <text:p text:style-name="P89">--owner<text:tab/>55</text:p>
          <text:p text:style-name="P89">--pairing-master-file<text:tab/>59</text:p>
          <text:p text:style-name="P89">--password<text:tab/>67</text:p>
          <text:p text:style-name="P89">--pause<text:tab/>68</text:p>
          <text:p text:style-name="P89">--pid-file<text:tab/>59</text:p>
          <text:p text:style-name="P89">--ping<text:tab/>68</text:p>
          <text:p text:style-name="P89">--port<text:tab/>67</text:p>
          <text:p text:style-name="P89">--post-command<text:tab/>42</text:p>
          <text:p text:style-name="P89">--pre-command<text:tab/>42</text:p>
          <text:p text:style-name="P89">--quiet<text:tab/>61</text:p>
          <text:p text:style-name="P89">--raw-images<text:tab/>60</text:p>
          <text:p text:style-name="P89">--remote-bar-executable<text:tab/>57</text:p>
          <text:p text:style-name="P89">--restore<text:tab/>69</text:p>
          <text:p text:style-name="P89">--scp-write-post-command<text:tab/>51</text:p>
          <text:p text:style-name="P89">--scp-write-pre-command<text:tab/>51</text:p>
          <text:p text:style-name="P89">--select-job<text:tab/>68</text:p>
          <text:p text:style-name="P89">--server-ca-file<text:tab/>56</text:p>
          <text:p text:style-name="P89">--server-cert-file<text:tab/>56</text:p>
          <text:p text:style-name="P89">--server-jobs-directory<text:tab/>56</text:p>
          <text:p text:style-name="P89">--server-key-file<text:tab/>56</text:p>
          <text:p text:style-name="P89">--server-password<text:tab/>56</text:p>
          <text:p text:style-name="P89">--server-port<text:tab/>55</text:p>
          <text:p text:style-name="P89">--server-tls-port<text:tab/>56</text:p>
          <text:p text:style-name="P89">--sftp-write-post-command<text:tab/>51</text:p>
          <text:p text:style-name="P89">--sftp-write-pre-command<text:tab/>51</text:p>
          <text:p text:style-name="P89">--signature-private-key<text:tab/>49</text:p>
          <text:p text:style-name="P89">--signatures-public-key<text:tab/>49</text:p>
          <text:p text:style-name="P89">--skip-unreadable<text:tab/>60</text:p>
          <text:p text:style-name="P89">--skip-verify-signatures<text:tab/>49</text:p>
          <text:p text:style-name="P89">--ssh-login-name<text:tab/>50</text:p>
          <text:p text:style-name="P89">--ssh-max-connections<text:tab/>51</text:p>
          <text:p text:style-name="P89">--ssh-max-storage-size<text:tab/>51</text:p>
          <text:p text:style-name="P89">--ssh-password<text:tab/>50</text:p>
          <text:p text:style-name="P89">--ssh-port<text:tab/>50</text:p>
          <text:p text:style-name="P89">--ssh-private-key<text:tab/>51</text:p>
          <text:p text:style-name="P89">--ssh-public-key<text:tab/>50</text:p>
          <text:p text:style-name="P89"><text:soft-page-break/>--suspend<text:tab/>68</text:p>
          <text:p text:style-name="P89">--test<text:tab/>11, 41</text:p>
          <text:p text:style-name="P89">--tls-port<text:tab/>67</text:p>
          <text:p text:style-name="P89">--tmp-directory<text:tab/>59</text:p>
          <text:p text:style-name="P89">--verbose<text:tab/>62</text:p>
          <text:p text:style-name="P89">--version<text:tab/>62, 69</text:p>
          <text:p text:style-name="P89">--volume-size<text:tab/>61</text:p>
          <text:p text:style-name="P89">--wait-first-volume<text:tab/>61</text:p>
          <text:p text:style-name="P89">--webdav-login<text:tab/>51</text:p>
          <text:p text:style-name="P89">--webdav-max-connections<text:tab/>51</text:p>
          <text:p text:style-name="P89">--webdav-max-storage-size<text:tab/>51</text:p>
          <text:p text:style-name="P89">--webdav-password<text:tab/>51</text:p>
          <text:p text:style-name="P89">--webdav-write-post-command<text:tab/>52</text:p>
          <text:p text:style-name="P89">--webdav-write-pre-command<text:tab/>52</text:p>
          <text:p text:style-name="P89">--xhelp<text:tab/>62</text:p>
          <text:p text:style-name="P89">-!<text:tab/>42</text:p>
          <text:p text:style-name="P89">-#<text:tab/>42</text:p>
          <text:p text:style-name="P89">-a<text:tab/>68</text:p>
          <text:p text:style-name="P89">-c<text:tab/>41, 68</text:p>
          <text:p text:style-name="P89">-C<text:tab/>59</text:p>
          <text:p text:style-name="P89">-d<text:tab/>41</text:p>
          <text:p text:style-name="P89">-D<text:tab/>55</text:p>
          <text:p text:style-name="P89">-e<text:tab/>68</text:p>
          <text:p text:style-name="P89">-f<text:tab/>43</text:p>
          <text:p text:style-name="P89">-g<text:tab/>59</text:p>
          <text:p text:style-name="P89">-h<text:tab/>62, 69</text:p>
          <text:p text:style-name="P89">-H<text:tab/>59</text:p>
          <text:p text:style-name="P89">-i<text:tab/>43, 68</text:p>
          <text:p text:style-name="P89">-j<text:tab/>68</text:p>
          <text:p text:style-name="P89">-l<text:tab/>41, 68</text:p>
          <text:p text:style-name="P89">-L<text:tab/>59</text:p>
          <text:p text:style-name="P89">-m<text:tab/>41</text:p>
          <text:p text:style-name="P89">-n<text:tab/>68</text:p>
          <text:p text:style-name="P89">-o<text:tab/>60</text:p>
          <text:p text:style-name="P89">-p<text:tab/>55, 67</text:p>
          <text:p text:style-name="P89">-s<text:tab/>16, 49, 68</text:p>
          <text:p text:style-name="P89">-t<text:tab/>41, 68</text:p>
          <text:p text:style-name="P89">-x<text:tab/>41</text:p>
          <text:p text:style-name="P89">-y<text:tab/>47</text:p>
          <text:p text:style-name="P89">-z<text:tab/>14, 43</text:p>
          <text:p text:style-name="P91">A</text:p>
          <text:p text:style-name="P89">archive-name<text:tab/>63</text:p>
          <text:p text:style-name="P89">archive-type<text:tab/>63</text:p>
          <text:p text:style-name="P89">atime<text:tab/>9</text:p>
          <text:p text:style-name="P91">B</text:p>
          <text:p text:style-name="P89">bar-keygen<text:tab/>7</text:p>
          <text:p text:style-name="P89">basic commands<text:tab/>41</text:p>
          <text:p text:style-name="P91">C</text:p>
          <text:p text:style-name="P89">chunks<text:tab/>70</text:p>
          <text:p text:style-name="P89">compare archive<text:tab/>11</text:p>
          <text:p text:style-name="P89">compress archive<text:tab/>14</text:p>
          <text:p text:style-name="P89">compression<text:tab/>43</text:p>
          <text:p text:style-name="P89">creating archive<text:tab/>9</text:p>
          <text:p text:style-name="P89">crypt-password-mode<text:tab/>63</text:p>
          <text:p text:style-name="P91">D</text:p>
          <text:p text:style-name="P89">device configuration<text:tab/>65</text:p>
          <text:p text:style-name="P89">differential archive<text:tab/>13</text:p>
          <text:p text:style-name="P91">E</text:p>
          <text:p text:style-name="P89">encryption<text:tab/>47</text:p>
          <text:p text:style-name="P89">exclude<text:tab/>63</text:p>
          <text:p text:style-name="P89">exclude-command<text:tab/>63</text:p>
          <text:p text:style-name="P89">extract archive<text:tab/>12</text:p>
          <text:p text:style-name="P91">F</text:p>
          <text:p text:style-name="P89">file format<text:tab/>70</text:p>
          <text:p text:style-name="P89">ftp server configuration<text:tab/>64</text:p>
          <text:p text:style-name="P91">G</text:p>
          <text:p text:style-name="P89">graphical front end<text:tab/>22</text:p>
          <text:p text:style-name="P91">I</text:p>
          <text:p text:style-name="P89">include-file<text:tab/>63</text:p>
          <text:p text:style-name="P89">include-file-command<text:tab/>63</text:p>
          <text:p text:style-name="P89">include-image<text:tab/>63</text:p>
          <text:p text:style-name="P89">include-image-command<text:tab/>63</text:p>
          <text:p text:style-name="P89">include/exclude files<text:tab/>42</text:p>
          <text:p text:style-name="P89">incremental archive<text:tab/>13</text:p>
          <text:p text:style-name="P91">L</text:p>
          <text:p text:style-name="P89">list archive<text:tab/>10</text:p>
          <text:p text:style-name="P91">P</text:p>
          <text:p text:style-name="P89">pause-create<text:tab/>69</text:p>
          <text:p text:style-name="P89">pause-index-database-update<text:tab/>69</text:p>
          <text:p text:style-name="P89">pause-restore<text:tab/>69</text:p>
          <text:p text:style-name="P89">pause-storage<text:tab/>69</text:p>
          <text:p text:style-name="P91">S</text:p>
          <text:p text:style-name="P89">schedule configuration<text:tab/>65</text:p>
          <text:p text:style-name="P89">server<text:tab/>20, 55, 69</text:p>
          <text:p text:style-name="P89">server-password<text:tab/>69</text:p>
          <text:p text:style-name="P89">server-port<text:tab/>69</text:p>
          <text:p text:style-name="P89">server-tls-port<text:tab/>69</text:p>
          <text:p text:style-name="P89">split archives<text:tab/>16, 49</text:p>
          <text:p text:style-name="P89">ssh/scp/sftp server configuration<text:tab/>64</text:p>
          <text:p text:style-name="P89">store archives<text:tab/>17, 49</text:p>
          <text:p text:style-name="P91">T</text:p>
          <text:p text:style-name="P89">test archive<text:tab/>11</text:p>
          <text:p text:style-name="P91">U</text:p>
          <text:p text:style-name="P89">URI<text:tab/>17</text:p>
        </text:index-body>
      </text:alphabetical-index>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3mm" loext: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2.12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2.12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4.23mm" fo:margin-bottom="2.12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4.23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6</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8-12-27T11:43:18.650036205</dc:date>
    <meta:editing-duration>P329DT17H46M55S</meta:editing-duration>
    <meta:editing-cycles>594</meta:editing-cycles>
    <meta:generator>LibreOffice/6.0.7.3$Linux_X86_64 LibreOffice_project/00m0$Build-3</meta:generator>
    <meta:document-statistic meta:table-count="14" meta:image-count="20" meta:object-count="0" meta:page-count="86" meta:paragraph-count="2540" meta:word-count="23553" meta:character-count="148284" meta:non-whitespace-character-count="127735"/>
  </office:meta>
</office:document-meta>
</file>